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20000009000018CE0000098237FAC9D69B071E41.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 New1" svg:font-family="'Angsana New'"/>
    <style:font-face style:name="Arial1" svg:font-family="Arial" style:font-family-generic="roman"/>
    <style:font-face style:name="Courier" svg:font-family="Courier" style:font-family-generic="roman"/>
    <style:font-face style:name="Times New Roman" svg:font-family="'Times New Roman'" style:font-family-generic="roman"/>
    <style:font-face style:name="Arial" svg:font-family="Arial" style:font-family-generic="swiss"/>
    <style:font-face style:name="Angsana New" svg:font-family="'Angsana New'"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Table1" style:family="table">
      <style:table-properties style:width="15.431cm" fo:margin-left="-0.383cm" fo:margin-top="0cm" fo:margin-bottom="0cm" table:align="left" style:writing-mode="lr-tb"/>
    </style:style>
    <style:style style:name="Table1.A" style:family="table-column">
      <style:table-column-properties style:column-width="5.144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left="1.5pt solid #000001" fo:border-right="0.75pt solid #000001" fo:border-top="1.5pt solid #000001" fo:border-bottom="0.75pt solid #000001"/>
    </style:style>
    <style:style style:name="Table1.B1" style:family="table-cell">
      <style:table-cell-properties style:vertical-align="" fo:padding-left="0.191cm" fo:padding-right="0.191cm" fo:padding-top="0cm" fo:padding-bottom="0cm" fo:border-left="0.75pt solid #000001" fo:border-right="0.75pt solid #000001" fo:border-top="1.5pt solid #000001" fo:border-bottom="0.75pt solid #000001"/>
    </style:style>
    <style:style style:name="Table1.C1" style:family="table-cell">
      <style:table-cell-properties style:vertical-align="" fo:padding-left="0.191cm" fo:padding-right="0.191cm" fo:padding-top="0cm" fo:padding-bottom="0cm" fo:border-left="0.75pt solid #000001" fo:border-right="1.5pt solid #000001" fo:border-top="1.5pt solid #000001" fo:border-bottom="0.75pt solid #000001"/>
    </style:style>
    <style:style style:name="Table1.A2" style:family="table-cell">
      <style:table-cell-properties style:vertical-align="" fo:padding-left="0.191cm" fo:padding-right="0.191cm" fo:padding-top="0cm" fo:padding-bottom="0cm" fo:border-left="1.5pt solid #000001" fo:border-right="0.75pt solid #000001" fo:border-top="0.75pt solid #000001" fo:border-bottom="0.75pt solid #000001"/>
    </style:style>
    <style:style style:name="Table1.B2" style:family="table-cell">
      <style:table-cell-properties style:vertical-align="" fo:padding-left="0.191cm" fo:padding-right="0.191cm" fo:padding-top="0cm" fo:padding-bottom="0cm" fo:border="0.75pt solid #000001"/>
    </style:style>
    <style:style style:name="Table1.C2" style:family="table-cell">
      <style:table-cell-properties style:vertical-align="" fo:padding-left="0.191cm" fo:padding-right="0.191cm" fo:padding-top="0cm" fo:padding-bottom="0cm" fo:border-left="0.75pt solid #000001" fo:border-right="1.5pt solid #000001" fo:border-top="0.75pt solid #000001" fo:border-bottom="0.75pt solid #000001"/>
    </style:style>
    <style:style style:name="Table1.A4" style:family="table-cell">
      <style:table-cell-properties style:vertical-align="" fo:padding-left="0.191cm" fo:padding-right="0.191cm" fo:padding-top="0cm" fo:padding-bottom="0cm" fo:border-left="1.5pt solid #000001" fo:border-right="0.75pt solid #000001" fo:border-top="0.75pt solid #000001" fo:border-bottom="1.5pt solid #000001"/>
    </style:style>
    <style:style style:name="Table1.B4" style:family="table-cell">
      <style:table-cell-properties style:vertical-align="" fo:padding-left="0.191cm" fo:padding-right="0.191cm" fo:padding-top="0cm" fo:padding-bottom="0cm" fo:border-left="0.75pt solid #000001" fo:border-right="0.75pt solid #000001" fo:border-top="0.75pt solid #000001" fo:border-bottom="1.5pt solid #000001"/>
    </style:style>
    <style:style style:name="Table1.C4" style:family="table-cell">
      <style:table-cell-properties style:vertical-align="" fo:padding-left="0.191cm" fo:padding-right="0.191cm" fo:padding-top="0cm" fo:padding-bottom="0cm" fo:border-left="0.75pt solid #000001" fo:border-right="1.5pt solid #000001" fo:border-top="0.75pt solid #000001" fo:border-bottom="1.5pt solid #000001"/>
    </style:style>
    <style:style style:name="Table2" style:family="table">
      <style:table-properties style:width="15.24cm" fo:margin-left="-0.383cm" fo:margin-top="0cm" fo:margin-bottom="0cm" table:align="left" style:writing-mode="lr-tb"/>
    </style:style>
    <style:style style:name="Table2.A" style:family="table-column">
      <style:table-column-properties style:column-width="1.443cm"/>
    </style:style>
    <style:style style:name="Table2.B" style:family="table-column">
      <style:table-column-properties style:column-width="3.919cm"/>
    </style:style>
    <style:style style:name="Table2.C" style:family="table-column">
      <style:table-column-properties style:column-width="3.847cm"/>
    </style:style>
    <style:style style:name="Table2.D" style:family="table-column">
      <style:table-column-properties style:column-width="6.029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75pt solid #000001"/>
    </style:style>
    <style:style style:name="Table3" style:family="table">
      <style:table-properties style:width="15.24cm" fo:margin-left="-0.383cm" fo:margin-top="0cm" fo:margin-bottom="0cm" table:align="left" style:writing-mode="lr-tb"/>
    </style:style>
    <style:style style:name="Table3.A" style:family="table-column">
      <style:table-column-properties style:column-width="1.443cm"/>
    </style:style>
    <style:style style:name="Table3.B" style:family="table-column">
      <style:table-column-properties style:column-width="3.919cm"/>
    </style:style>
    <style:style style:name="Table3.C" style:family="table-column">
      <style:table-column-properties style:column-width="3.847cm"/>
    </style:style>
    <style:style style:name="Table3.D" style:family="table-column">
      <style:table-column-properties style:column-width="6.029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75pt solid #000001"/>
    </style:style>
    <style:style style:name="P1" style:family="paragraph" style:parent-style-name="Standard">
      <style:text-properties style:font-name="Times New Roman"/>
    </style:style>
    <style:style style:name="P2" style:family="paragraph" style:parent-style-name="Standard">
      <style:text-properties style:font-name="Arial1"/>
    </style:style>
    <style:style style:name="P3" style:family="paragraph" style:parent-style-name="Standard">
      <style:paragraph-properties fo:text-align="center" style:justify-single-word="false"/>
      <style:text-properties style:font-name="Arial1" fo:font-size="16pt" fo:font-weight="bold" style:font-size-asian="16pt" style:font-weight-asian="bold"/>
    </style:style>
    <style:style style:name="P4" style:family="paragraph" style:parent-style-name="Standard">
      <style:paragraph-properties fo:text-align="center" style:justify-single-word="false"/>
      <style:text-properties style:font-name="Arial1" fo:font-size="22pt" fo:font-weight="bold" style:font-size-asian="22pt" style:font-weight-asian="bold"/>
    </style:style>
    <style:style style:name="P5" style:family="paragraph" style:parent-style-name="Standard">
      <style:paragraph-properties fo:text-align="center" style:justify-single-word="false"/>
      <style:text-properties style:font-name="Arial1" fo:font-size="12pt" fo:font-weight="bold" style:font-size-asian="12pt" style:font-weight-asian="bold"/>
    </style:style>
    <style:style style:name="P6" style:family="paragraph" style:parent-style-name="Standard">
      <style:paragraph-properties fo:text-align="justify" style:justify-single-word="false"/>
      <style:text-properties style:font-name="Arial1" fo:font-size="12pt" fo:font-weight="bold" style:font-size-asian="12pt" style:font-weight-asian="bold"/>
    </style:style>
    <style:style style:name="P7" style:family="paragraph" style:parent-style-name="Standard">
      <style:paragraph-properties fo:text-align="justify" style:justify-single-word="false"/>
      <style:text-properties style:font-name="Arial1" fo:font-size="11pt" fo:font-weight="bold" style:font-size-asian="11pt" style:font-weight-asian="bold"/>
    </style:style>
    <style:style style:name="P8" style:family="paragraph" style:parent-style-name="Standard">
      <style:text-properties style:font-name="Arial1" fo:font-weight="bold" style:font-weight-asian="bold"/>
    </style:style>
    <style:style style:name="P9" style:family="paragraph" style:parent-style-name="Standard">
      <style:paragraph-properties fo:text-align="justify" style:justify-single-word="false"/>
      <style:text-properties style:font-name="Arial1"/>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paragraph-properties>
    </style:style>
    <style:style style:name="P12" style:family="paragraph" style:parent-style-name="Standard">
      <style:text-properties style:font-name="Courier"/>
    </style:style>
    <style:style style:name="P13" style:family="paragraph" style:parent-style-name="Standard">
      <style:paragraph-properties fo:text-align="justify" style:justify-single-word="false"/>
      <style:text-properties style:font-name="Courier"/>
    </style:style>
    <style:style style:name="P14" style:family="paragraph" style:parent-style-name="Standard">
      <style:text-properties style:font-name="Courier" fo:font-size="12pt" style:font-size-asian="12pt"/>
    </style:style>
    <style:style style:name="P15" style:family="paragraph" style:parent-style-name="Standard">
      <style:text-properties style:font-name="Courier" fo:font-weight="bold" style:font-weight-asian="bold"/>
    </style:style>
    <style:style style:name="P16" style:family="paragraph" style:parent-style-name="Standard">
      <style:text-properties style:font-name="Courier" officeooo:paragraph-rsid="0001c54f"/>
    </style:style>
    <style:style style:name="P17" style:family="paragraph" style:parent-style-name="Standard">
      <style:paragraph-properties fo:text-align="justify" style:justify-single-word="false"/>
    </style:style>
    <style:style style:name="P18" style:family="paragraph" style:parent-style-name="Standard" style:list-style-name="">
      <style:paragraph-properties fo:text-align="justify" style:justify-single-word="false"/>
    </style:style>
    <style:style style:name="P19" style:family="paragraph" style:parent-style-name="Standard" style:list-style-name=""/>
    <style:style style:name="P20" style:family="paragraph" style:parent-style-name="Standard">
      <style:paragraph-properties fo:margin-left="5.08cm" fo:margin-right="0cm" fo:text-indent="1.27cm" style:auto-text-indent="false"/>
      <style:text-properties style:font-name="Courier"/>
    </style:style>
    <style:style style:name="P21" style:family="paragraph" style:parent-style-name="Standard">
      <style:paragraph-properties fo:text-align="center" style:justify-single-word="false" fo:break-before="page"/>
    </style:style>
    <style:style style:name="P22" style:family="paragraph" style:parent-style-name="Standard">
      <style:paragraph-properties fo:text-align="justify" style:justify-single-word="false" fo:padding="0cm" fo:border="non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style:font-name="Arial1"/>
    </style:style>
    <style:style style:name="P25" style:family="paragraph" style:parent-style-name="Standard">
      <style:paragraph-properties fo:margin-left="1.27cm" fo:margin-right="0cm" fo:text-align="justify" style:justify-single-word="false" fo:text-indent="0cm" style:auto-text-indent="false"/>
      <style:text-properties style:font-name="Arial1"/>
    </style:style>
    <style:style style:name="P26" style:family="paragraph" style:parent-style-name="Standard">
      <style:paragraph-properties fo:margin-left="1.27cm" fo:margin-right="0cm" fo:text-indent="0cm" style:auto-text-indent="false"/>
      <style:text-properties style:font-name="Courier"/>
    </style:style>
    <style:style style:name="P27" style:family="paragraph" style:parent-style-name="Standard">
      <style:paragraph-properties fo:margin-left="1.27cm" fo:margin-right="0cm" fo:text-align="justify" style:justify-single-word="false" fo:text-indent="0cm" style:auto-text-indent="false"/>
      <style:text-properties style:font-name="Times New Roman"/>
    </style:style>
    <style:style style:name="P28" style:family="paragraph" style:parent-style-name="Standard">
      <style:paragraph-properties fo:margin-left="0cm" fo:margin-right="0cm" fo:text-indent="1.27cm" style:auto-text-indent="false"/>
    </style:style>
    <style:style style:name="P29" style:family="paragraph" style:parent-style-name="Standard">
      <style:paragraph-properties fo:margin-left="0cm" fo:margin-right="0cm" fo:text-align="justify" style:justify-single-word="false" fo:text-indent="1.27cm" style:auto-text-indent="false"/>
    </style:style>
    <style:style style:name="P30" style:family="paragraph" style:parent-style-name="Standard">
      <style:paragraph-properties fo:margin-left="0cm" fo:margin-right="0cm" fo:text-align="justify" style:justify-single-word="false" fo:text-indent="1.27cm" style:auto-text-indent="false"/>
      <style:text-properties style:font-name="Arial1"/>
    </style:style>
    <style:style style:name="P31" style:family="paragraph" style:parent-style-name="Standard">
      <style:paragraph-properties fo:margin-left="6.35cm" fo:margin-right="2.54cm" fo:text-indent="-6.35cm" style:auto-text-indent="false" fo:padding="0.035cm" fo:border="0.74pt solid #000001" style:shadow="#000000 0.026cm 0.026cm"/>
    </style:style>
    <style:style style:name="P32" style:family="paragraph" style:parent-style-name="Standard">
      <style:paragraph-properties fo:margin-left="0cm" fo:margin-right="10.478cm" fo:text-align="center" style:justify-single-word="false" fo:text-indent="0cm" style:auto-text-indent="false" fo:padding="0.035cm" fo:border="0.74pt solid #000001"/>
    </style:style>
    <style:style style:name="P33" style:family="paragraph" style:parent-style-name="Standard" style:list-style-name="">
      <style:paragraph-properties fo:margin-left="0cm" fo:margin-right="10.478cm" fo:text-align="center" style:justify-single-word="false" fo:text-indent="0cm" style:auto-text-indent="false" fo:padding="0.035cm" fo:border="0.74pt solid #000001"/>
    </style:style>
    <style:style style:name="P34" style:family="paragraph" style:parent-style-name="Standard">
      <style:paragraph-properties fo:margin-left="0cm" fo:margin-right="10.795cm" fo:text-indent="0cm" style:auto-text-indent="false" fo:padding="0.035cm" fo:border="0.74pt solid #000001" style:shadow="#000000 0.026cm 0.026cm"/>
    </style:style>
    <style:style style:name="P35" style:family="paragraph" style:parent-style-name="Standard">
      <style:paragraph-properties fo:margin-left="6.35cm" fo:margin-right="4.286cm" fo:text-indent="-6.35cm" style:auto-text-indent="false" fo:padding="0.035cm" fo:border="0.74pt solid #000001" style:shadow="#000000 0.026cm 0.026cm"/>
    </style:style>
    <style:style style:name="P36" style:family="paragraph" style:parent-style-name="Standard">
      <style:paragraph-properties fo:margin-left="1.27cm" fo:margin-right="0cm" fo:text-indent="-1.27cm" style:auto-text-indent="false"/>
    </style:style>
    <style:style style:name="P37" style:family="paragraph" style:parent-style-name="Standard">
      <style:paragraph-properties fo:margin-left="1.27cm" fo:margin-right="0cm" fo:text-align="justify" style:justify-single-word="false" fo:text-indent="-1.27cm" style:auto-text-indent="false"/>
    </style:style>
    <style:style style:name="P38" style:family="paragraph" style:parent-style-name="Standard">
      <style:paragraph-properties fo:margin-left="1.27cm" fo:margin-right="0cm" fo:text-indent="-1.27cm" style:auto-text-indent="false"/>
      <style:text-properties style:font-name="Arial1"/>
    </style:style>
    <style:style style:name="P39" style:family="paragraph" style:parent-style-name="Standard">
      <style:paragraph-properties fo:margin-left="1.27cm" fo:margin-right="0cm" fo:text-align="justify" style:justify-single-word="false" fo:text-indent="-1.27cm" style:auto-text-indent="false"/>
      <style:text-properties style:font-name="Arial1"/>
    </style:style>
    <style:style style:name="P40" style:family="paragraph" style:parent-style-name="Standard">
      <style:paragraph-properties fo:margin-left="1.27cm" fo:margin-right="0cm" fo:text-indent="-1.27cm" style:auto-text-indent="false"/>
      <style:text-properties style:font-name="Arial1" fo:font-weight="bold" style:font-weight-asian="bold"/>
    </style:style>
    <style:style style:name="P41" style:family="paragraph" style:parent-style-name="Standard">
      <style:paragraph-properties fo:margin-left="2.54cm" fo:margin-right="0cm" fo:text-indent="-1.27cm" style:auto-text-indent="false"/>
    </style:style>
    <style:style style:name="P42" style:family="paragraph" style:parent-style-name="Standard">
      <style:paragraph-properties fo:margin-left="2.54cm" fo:margin-right="0cm" fo:text-align="justify" style:justify-single-word="false" fo:text-indent="-1.27cm" style:auto-text-indent="false"/>
      <style:text-properties style:font-name="Arial1"/>
    </style:style>
    <style:style style:name="P43" style:family="paragraph" style:parent-style-name="Standard">
      <style:paragraph-properties fo:margin-left="6.35cm" fo:margin-right="4.445cm" fo:text-indent="-6.35cm" style:auto-text-indent="false" fo:padding="0.035cm" fo:border="0.74pt solid #000001" style:shadow="#000000 0.026cm 0.026cm"/>
    </style:style>
    <style:style style:name="P44" style:family="paragraph" style:parent-style-name="Standard">
      <style:paragraph-properties fo:margin-left="0cm" fo:margin-right="1.746cm" fo:text-indent="0cm" style:auto-text-indent="false" fo:padding="0.035cm" fo:border="0.74pt solid #000001" style:shadow="#000000 0.026cm 0.026cm"/>
    </style:style>
    <style:style style:name="P45" style:family="paragraph" style:parent-style-name="Standard">
      <style:paragraph-properties fo:margin-left="0cm" fo:margin-right="8.414cm" fo:text-indent="0cm" style:auto-text-indent="false" fo:padding="0.035cm" fo:border="0.74pt solid #000001"/>
    </style:style>
    <style:style style:name="P46" style:family="paragraph" style:parent-style-name="Standard">
      <style:paragraph-properties fo:margin-left="0cm" fo:margin-right="0.635cm" fo:text-indent="0cm" style:auto-text-indent="false" fo:padding="0.035cm" fo:border="0.74pt solid #000001" style:shadow="#000000 0.026cm 0.026cm"/>
    </style:style>
    <style:style style:name="P47" style:family="paragraph" style:parent-style-name="Standard" style:list-style-name="">
      <style:paragraph-properties fo:padding="0.035cm" fo:border="0.74pt solid #000001" style:shadow="#000000 0.026cm 0.026cm"/>
    </style:style>
    <style:style style:name="P48" style:family="paragraph" style:parent-style-name="Standard" style:list-style-name="">
      <style:paragraph-properties fo:margin-left="0cm" fo:margin-right="6.35cm" fo:text-align="center" style:justify-single-word="false" fo:text-indent="0cm" style:auto-text-indent="false" fo:padding="0.035cm" fo:border="0.74pt solid #000001"/>
    </style:style>
    <style:style style:name="P49" style:family="paragraph" style:parent-style-name="Standard">
      <style:paragraph-properties fo:margin-left="7.62cm" fo:margin-right="1.746cm" fo:text-indent="-7.62cm" style:auto-text-indent="false" fo:padding="0.035cm" fo:border="0.74pt solid #000001" style:shadow="#000000 0.026cm 0.026cm"/>
    </style:style>
    <style:style style:name="P50" style:family="paragraph" style:parent-style-name="Standard">
      <style:paragraph-properties fo:margin-left="3.81cm" fo:margin-right="0cm" fo:text-indent="-2.54cm" style:auto-text-indent="false"/>
    </style:style>
    <style:style style:name="P51" style:family="paragraph" style:parent-style-name="Standard">
      <style:paragraph-properties fo:margin-left="3.81cm" fo:margin-right="0cm" fo:text-align="justify" style:justify-single-word="false" fo:text-indent="-2.54cm" style:auto-text-indent="false"/>
    </style:style>
    <style:style style:name="P52" style:family="paragraph" style:parent-style-name="Standard">
      <style:paragraph-properties fo:margin-left="3.81cm" fo:margin-right="0cm" fo:text-indent="-2.54cm" style:auto-text-indent="false"/>
      <style:text-properties style:font-name="Arial1"/>
    </style:style>
    <style:style style:name="P53" style:family="paragraph" style:parent-style-name="Standard">
      <style:paragraph-properties fo:margin-left="3.81cm" fo:margin-right="0cm" fo:text-indent="-2.54cm" style:auto-text-indent="false"/>
      <style:text-properties style:font-name="Arial1" fo:font-weight="bold" style:font-weight-asian="bold"/>
    </style:style>
    <style:style style:name="P54" style:family="paragraph" style:parent-style-name="Standard">
      <style:paragraph-properties fo:margin-left="3.81cm" fo:margin-right="0cm" fo:text-align="justify" style:justify-single-word="false" fo:text-indent="-2.54cm" style:auto-text-indent="false"/>
      <style:text-properties style:font-name="Arial1"/>
    </style:style>
    <style:style style:name="P55" style:family="paragraph" style:parent-style-name="Standard">
      <style:paragraph-properties fo:margin-left="7.62cm" fo:margin-right="0.635cm" fo:text-indent="-7.62cm" style:auto-text-indent="false" fo:padding="0.035cm" fo:border="0.74pt solid #000001" style:shadow="#000000 0.026cm 0.026cm"/>
    </style:style>
    <style:style style:name="P56" style:family="paragraph" style:parent-style-name="Standard">
      <style:paragraph-properties fo:margin-left="7.62cm" fo:margin-right="0.635cm" fo:text-indent="-7.62cm" style:auto-text-indent="false" fo:break-before="page" fo:padding="0.035cm" fo:border="0.74pt solid #000001" style:shadow="#000000 0.026cm 0.026cm"/>
      <style:text-properties officeooo:paragraph-rsid="0001c54f"/>
    </style:style>
    <style:style style:name="P57" style:family="paragraph" style:parent-style-name="Standard">
      <style:paragraph-properties fo:margin-left="2.54cm" fo:margin-right="0cm" fo:text-indent="-2.54cm" style:auto-text-indent="false"/>
    </style:style>
    <style:style style:name="P58" style:family="paragraph" style:parent-style-name="Standard">
      <style:paragraph-properties fo:margin-left="2.54cm" fo:margin-right="0cm" fo:text-align="justify" style:justify-single-word="false" fo:text-indent="-2.54cm" style:auto-text-indent="false"/>
    </style:style>
    <style:style style:name="P59" style:family="paragraph" style:parent-style-name="Standard">
      <style:paragraph-properties fo:margin-left="3.81cm" fo:margin-right="0cm" fo:text-indent="-3.81cm" style:auto-text-indent="false"/>
    </style:style>
    <style:style style:name="P60" style:family="paragraph" style:parent-style-name="Standard">
      <style:paragraph-properties fo:margin-left="3.81cm" fo:margin-right="0cm" fo:text-align="justify" style:justify-single-word="false" fo:text-indent="-3.81cm" style:auto-text-indent="false"/>
    </style:style>
    <style:style style:name="P61" style:family="paragraph" style:parent-style-name="Standard">
      <style:paragraph-properties fo:margin-left="2.54cm" fo:margin-right="0cm" fo:text-indent="0cm" style:auto-text-indent="false"/>
    </style:style>
    <style:style style:name="P62" style:family="paragraph" style:parent-style-name="Standard">
      <style:paragraph-properties fo:margin-left="2.54cm" fo:margin-right="0cm" fo:text-indent="0cm" style:auto-text-indent="false"/>
      <style:text-properties style:font-name="Arial1"/>
    </style:style>
    <style:style style:name="P63" style:family="paragraph" style:parent-style-name="Standard">
      <style:paragraph-properties fo:margin-left="2.54cm" fo:margin-right="0cm" fo:text-align="justify" style:justify-single-word="false" fo:text-indent="0cm" style:auto-text-indent="false"/>
    </style:style>
    <style:style style:name="P64" style:family="paragraph" style:parent-style-name="Standard">
      <style:paragraph-properties fo:margin-left="1.27cm" fo:margin-right="0cm" fo:text-indent="1.27cm" style:auto-text-indent="false"/>
    </style:style>
    <style:style style:name="P65" style:family="paragraph" style:parent-style-name="Standard">
      <style:paragraph-properties fo:margin-left="1.27cm" fo:margin-right="0cm" fo:text-indent="1.27cm" style:auto-text-indent="false"/>
      <style:text-properties style:font-name="Arial1"/>
    </style:style>
    <style:style style:name="P66" style:family="paragraph" style:parent-style-name="Standard">
      <style:paragraph-properties fo:margin-left="5.556cm" fo:margin-right="0.476cm" fo:text-indent="-5.556cm" style:auto-text-indent="false" fo:padding="0.035cm" fo:border="0.74pt solid #000001" style:shadow="#000000 0.026cm 0.026cm"/>
    </style:style>
    <style:style style:name="P67" style:family="paragraph" style:parent-style-name="Standard">
      <style:paragraph-properties fo:margin-left="5.556cm" fo:margin-right="0.476cm" fo:text-indent="-5.556cm" style:auto-text-indent="false" fo:break-before="page" fo:padding="0.035cm" fo:border="0.74pt solid #000001" style:shadow="#000000 0.026cm 0.026cm"/>
    </style:style>
    <style:style style:name="P68" style:family="paragraph" style:parent-style-name="Standard">
      <style:paragraph-properties fo:margin-left="1.27cm" fo:margin-right="1.27cm" fo:text-align="center" style:justify-single-word="false" fo:text-indent="0cm" style:auto-text-indent="false" fo:padding="0.035cm" fo:border="1.5pt solid #000001"/>
    </style:style>
    <style:style style:name="P69" style:family="paragraph" style:parent-style-name="Standard">
      <style:paragraph-properties fo:margin-left="7.62cm" fo:margin-right="2.54cm" fo:text-indent="-7.62cm" style:auto-text-indent="false" fo:padding="0.035cm" fo:border="0.74pt solid #000001" style:shadow="#000000 0.026cm 0.026cm"/>
    </style:style>
    <style:style style:name="P70" style:family="paragraph" style:parent-style-name="Standard">
      <style:paragraph-properties fo:margin-left="7.62cm" fo:margin-right="2.54cm" fo:text-indent="-7.62cm" style:auto-text-indent="false" fo:break-before="page" fo:padding="0.035cm" fo:border="0.74pt solid #000001" style:shadow="#000000 0.026cm 0.026cm"/>
    </style:style>
    <style:style style:name="P71" style:family="paragraph" style:parent-style-name="Standard">
      <style:paragraph-properties fo:margin-left="0cm" fo:margin-right="0.159cm" fo:text-indent="0cm" style:auto-text-indent="false" fo:padding="0.035cm" fo:border="0.74pt solid #000001" style:shadow="#000000 0.026cm 0.026cm"/>
    </style:style>
    <style:style style:name="P72" style:family="paragraph" style:parent-style-name="Standard">
      <style:paragraph-properties fo:margin-left="0cm" fo:margin-right="9.843cm" fo:text-align="center" style:justify-single-word="false" fo:text-indent="0cm" style:auto-text-indent="false" fo:padding="0.035cm" fo:border="0.74pt solid #000001"/>
    </style:style>
    <style:style style:name="P73" style:family="paragraph" style:parent-style-name="Standard">
      <style:paragraph-properties fo:margin-left="0cm" fo:margin-right="8.89cm" fo:text-align="center" style:justify-single-word="false" fo:text-indent="0cm" style:auto-text-indent="false" fo:padding="0.035cm" fo:border="0.74pt solid #000001"/>
    </style:style>
    <style:style style:name="P74" style:family="paragraph" style:parent-style-name="Standard">
      <style:paragraph-properties fo:margin-left="3.81cm" fo:margin-right="0cm" fo:text-align="justify" style:justify-single-word="false" fo:text-indent="-1.27cm" style:auto-text-indent="false"/>
    </style:style>
    <style:style style:name="P75" style:family="paragraph" style:parent-style-name="Standard">
      <style:paragraph-properties fo:margin-left="0cm" fo:margin-right="10.319cm" fo:text-align="center" style:justify-single-word="false" fo:text-indent="0cm" style:auto-text-indent="false" fo:padding="0.035cm" fo:border="0.74pt solid #000001"/>
    </style:style>
    <style:style style:name="P76" style:family="paragraph" style:parent-style-name="Standard">
      <style:paragraph-properties fo:margin-left="2.54cm" fo:margin-right="10.319cm" fo:text-align="center" style:justify-single-word="false" fo:text-indent="-2.54cm" style:auto-text-indent="false" fo:padding="0.035cm" fo:border="0.74pt solid #000001"/>
    </style:style>
    <style:style style:name="P77" style:family="paragraph" style:parent-style-name="Standard">
      <style:paragraph-properties fo:margin-left="7.62cm" fo:margin-right="3.175cm" fo:text-indent="-7.62cm" style:auto-text-indent="false" fo:padding="0.035cm" fo:border="0.74pt solid #000001" style:shadow="#000000 0.026cm 0.026cm"/>
    </style:style>
    <style:style style:name="P78" style:family="paragraph" style:parent-style-name="Standard">
      <style:paragraph-properties fo:margin-left="0cm" fo:margin-right="4.128cm" fo:text-indent="0cm" style:auto-text-indent="false" fo:padding="0.035cm" fo:border="0.74pt solid #000001" style:shadow="#000000 0.026cm 0.026cm"/>
    </style:style>
    <style:style style:name="P79" style:family="paragraph" style:parent-style-name="Standard">
      <style:paragraph-properties fo:margin-left="0cm" fo:margin-right="4.128cm" fo:text-indent="0cm" style:auto-text-indent="false" fo:break-before="page" fo:padding="0.035cm" fo:border="0.74pt solid #000001" style:shadow="#000000 0.026cm 0.026cm"/>
    </style:style>
    <style:style style:name="P80" style:family="paragraph" style:parent-style-name="Standard">
      <style:paragraph-properties fo:margin-left="0cm" fo:margin-right="1.905cm" fo:text-indent="0cm" style:auto-text-indent="false" fo:padding="0.035cm" fo:border="0.74pt solid #000001" style:shadow="#000000 0.026cm 0.026cm"/>
    </style:style>
    <style:style style:name="P81" style:family="paragraph" style:parent-style-name="Standard">
      <style:paragraph-properties fo:margin-left="0cm" fo:margin-right="3.81cm" fo:text-indent="0cm" style:auto-text-indent="false" fo:padding="0.035cm" fo:border="0.74pt solid #000001" style:shadow="#000000 0.026cm 0.026cm"/>
    </style:style>
    <style:style style:name="P82" style:family="paragraph" style:parent-style-name="Standard">
      <style:paragraph-properties fo:margin-left="0cm" fo:margin-right="3.81cm" fo:text-indent="0cm" style:auto-text-indent="false" fo:break-before="page" fo:padding="0.035cm" fo:border="0.74pt solid #000001" style:shadow="#000000 0.026cm 0.026cm"/>
    </style:style>
    <style:style style:name="P83" style:family="paragraph" style:parent-style-name="Standard">
      <style:paragraph-properties fo:margin-left="0cm" fo:margin-right="4.286cm" fo:text-indent="0cm" style:auto-text-indent="false" fo:padding="0.035cm" fo:border="0.74pt solid #000001" style:shadow="#000000 0.026cm 0.026cm"/>
    </style:style>
    <style:style style:name="P84" style:family="paragraph" style:parent-style-name="Standard">
      <style:paragraph-properties fo:margin-left="0cm" fo:margin-right="1.588cm" fo:text-indent="0cm" style:auto-text-indent="false" fo:padding="0.035cm" fo:border="0.74pt solid #000001" style:shadow="#000000 0.026cm 0.026cm"/>
    </style:style>
    <style:style style:name="P85" style:family="paragraph" style:parent-style-name="Standard">
      <style:paragraph-properties fo:margin-left="0cm" fo:margin-right="1.588cm" fo:text-indent="0cm" style:auto-text-indent="false" fo:break-before="page" fo:padding="0.035cm" fo:border="0.74pt solid #000001" style:shadow="#000000 0.026cm 0.026cm"/>
    </style:style>
    <style:style style:name="P86" style:family="paragraph" style:parent-style-name="Standard">
      <style:paragraph-properties fo:margin-left="0cm" fo:margin-right="1.27cm" fo:text-indent="0cm" style:auto-text-indent="false" fo:padding="0.035cm" fo:border="0.74pt solid #000001" style:shadow="#000000 0.026cm 0.026cm"/>
    </style:style>
    <style:style style:name="P87" style:family="paragraph" style:parent-style-name="Standard">
      <style:paragraph-properties fo:margin-left="0cm" fo:margin-right="2.858cm" fo:text-indent="0cm" style:auto-text-indent="false" fo:padding="0.035cm" fo:border="0.74pt solid #000001" style:shadow="#000000 0.026cm 0.026cm"/>
    </style:style>
    <style:style style:name="P88" style:family="paragraph" style:parent-style-name="Standard">
      <style:paragraph-properties fo:margin-left="0cm" fo:margin-right="5.08cm" fo:text-indent="0cm" style:auto-text-indent="false" fo:padding="0.035cm" fo:border="0.74pt solid #000001" style:shadow="#000000 0.026cm 0.026cm"/>
    </style:style>
    <style:style style:name="P89" style:family="paragraph" style:parent-style-name="Standard">
      <style:paragraph-properties fo:margin-left="3.81cm" fo:margin-right="0cm" fo:text-indent="0cm" style:auto-text-indent="false"/>
    </style:style>
    <style:style style:name="P90" style:family="paragraph" style:parent-style-name="Standard">
      <style:paragraph-properties fo:margin-left="0cm" fo:margin-right="4.763cm" fo:text-indent="0cm" style:auto-text-indent="false" fo:padding="0.035cm" fo:border="0.74pt solid #000001" style:shadow="#000000 0.026cm 0.026cm"/>
    </style:style>
    <style:style style:name="P91" style:family="paragraph" style:parent-style-name="Standard">
      <style:paragraph-properties fo:margin-left="0cm" fo:margin-right="4.763cm" fo:text-indent="0cm" style:auto-text-indent="false" fo:break-before="page" fo:padding="0.035cm" fo:border="0.74pt solid #000001" style:shadow="#000000 0.026cm 0.026cm"/>
    </style:style>
    <style:style style:name="P92" style:family="paragraph" style:parent-style-name="Standard">
      <style:paragraph-properties fo:margin-left="0cm" fo:margin-right="0.476cm" fo:text-indent="0cm" style:auto-text-indent="false" fo:padding="0.035cm" fo:border="0.74pt solid #000001" style:shadow="#000000 0.026cm 0.026cm"/>
    </style:style>
    <style:style style:name="P93" style:family="paragraph" style:parent-style-name="Standard" style:list-style-name="WWNum1">
      <style:paragraph-properties fo:margin-left="1.905cm" fo:margin-right="0cm" fo:text-align="justify" style:justify-single-word="false" fo:text-indent="0cm" style:auto-text-indent="false">
        <style:tab-stops/>
      </style:paragraph-properties>
    </style:style>
    <style:style style:name="P94" style:family="paragraph" style:parent-style-name="Standard">
      <style:paragraph-properties fo:margin-left="0.476cm" fo:margin-right="0cm" fo:text-indent="-0.476cm" style:auto-text-indent="false"/>
    </style:style>
    <style:style style:name="P95" style:family="paragraph" style:parent-style-name="Standard">
      <style:paragraph-properties fo:margin-left="0.476cm" fo:margin-right="0cm" fo:text-align="justify" style:justify-single-word="false" fo:text-indent="-0.476cm" style:auto-text-indent="false"/>
    </style:style>
    <style:style style:name="P96" style:family="paragraph" style:parent-style-name="Standard">
      <style:paragraph-properties fo:margin-left="1.905cm" fo:margin-right="0cm" fo:text-align="justify" style:justify-single-word="false" fo:text-indent="-0.635cm" style:auto-text-indent="false"/>
      <style:text-properties style:font-name="Arial1"/>
    </style:style>
    <style:style style:name="P97" style:family="paragraph" style:parent-style-name="Standard">
      <style:paragraph-properties fo:margin-left="0.635cm" fo:margin-right="0cm" fo:text-indent="-0.635cm" style:auto-text-indent="false"/>
    </style:style>
    <style:style style:name="P98" style:family="paragraph" style:parent-style-name="Standard">
      <style:paragraph-properties fo:margin-left="0.635cm" fo:margin-right="0cm" fo:text-indent="-0.635cm" style:auto-text-indent="false"/>
      <style:text-properties style:font-name="Arial1"/>
    </style:style>
    <style:style style:name="P99" style:family="paragraph" style:parent-style-name="Standard" style:master-page-name="Standard">
      <style:paragraph-properties fo:text-align="center" style:justify-single-word="false" style:page-number="auto"/>
      <style:text-properties style:font-name="Arial1" fo:font-size="16pt" fo:font-weight="bold" style:font-size-asian="16pt" style:font-weight-asian="bold"/>
    </style:style>
    <style:style style:name="P100" style:family="paragraph" style:parent-style-name="Heading_20_1" style:list-style-name="">
      <style:paragraph-properties fo:line-height="150%"/>
      <style:text-properties fo:font-weight="normal" style:font-weight-asian="normal"/>
    </style:style>
    <style:style style:name="P101" style:family="paragraph" style:parent-style-name="Heading_20_1" style:list-style-name="">
      <style:text-properties fo:font-weight="normal" style:font-weight-asian="normal"/>
    </style:style>
    <style:style style:name="P102" style:family="paragraph" style:parent-style-name="Heading_20_1" style:list-style-name="">
      <style:paragraph-properties fo:line-height="150%" fo:break-before="page"/>
    </style:style>
    <style:style style:name="P103" style:family="paragraph" style:parent-style-name="Heading_20_1" style:list-style-name="">
      <style:paragraph-properties fo:break-before="page"/>
    </style:style>
    <style:style style:name="P104" style:family="paragraph" style:parent-style-name="Contents_20_2">
      <style:paragraph-properties fo:margin-left="0.353cm" fo:margin-right="0cm" fo:line-height="150%" fo:text-indent="0cm" style:auto-text-indent="false">
        <style:tab-stops>
          <style:tab-stop style:position="15.24cm" style:type="right" style:leader-style="dotted" style:leader-text="."/>
        </style:tab-stops>
      </style:paragraph-properties>
    </style:style>
    <style:style style:name="P105" style:family="paragraph" style:parent-style-name="Contents_20_2">
      <style:paragraph-properties fo:margin-left="0cm" fo:margin-right="0cm" fo:line-height="150%" fo:text-indent="0cm" style:auto-text-indent="false">
        <style:tab-stops>
          <style:tab-stop style:position="15.24cm" style:type="right" style:leader-style="dotted" style:leader-text="."/>
        </style:tab-stops>
      </style:paragraph-properties>
    </style:style>
    <style:style style:name="P106" style:family="paragraph" style:parent-style-name="Heading_20_2" style:list-style-name=""/>
    <style:style style:name="P107" style:family="paragraph" style:parent-style-name="Heading_20_2" style:list-style-name="">
      <style:text-properties fo:font-weight="normal" style:font-weight-asian="normal"/>
    </style:style>
    <style:style style:name="P108" style:family="paragraph" style:parent-style-name="Heading_20_2" style:list-style-name="">
      <style:paragraph-properties fo:break-before="page"/>
    </style:style>
    <style:style style:name="P109" style:family="paragraph" style:parent-style-name="Footer">
      <style:paragraph-properties fo:text-align="end" style:justify-single-word="false" fo:orphans="2" fo:widows="2">
        <style:tab-stops>
          <style:tab-stop style:position="7.62cm" style:type="center"/>
          <style:tab-stop style:position="15.24cm" style:type="right"/>
        </style:tab-stops>
      </style:paragraph-properties>
    </style:style>
    <style:style style:name="P110" style:family="paragraph" style:parent-style-name="Contents_20_1">
      <style:paragraph-properties fo:line-height="150%">
        <style:tab-stops>
          <style:tab-stop style:position="15.24cm" style:type="right" style:leader-style="dotted" style:leader-text="."/>
        </style:tab-stops>
      </style:paragraph-properties>
    </style:style>
    <style:style style:name="P111" style:family="paragraph" style:parent-style-name="Contents_20_1">
      <style:paragraph-properties fo:margin-left="0cm" fo:margin-right="0cm" fo:line-height="150%" fo:text-indent="0cm" style:auto-text-indent="false">
        <style:tab-stops>
          <style:tab-stop style:position="15.24cm"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22pt" fo:font-weight="bold" style:font-size-asian="22pt" style:font-weight-asian="bold"/>
    </style:style>
    <style:style style:name="T3" style:family="text">
      <style:text-properties style:font-name="Arial1" fo:font-size="16pt" fo:font-weight="bold" style:font-size-asian="16pt" style:font-weight-asian="bold"/>
    </style:style>
    <style:style style:name="T4" style:family="text">
      <style:text-properties style:font-name="Arial1" fo:font-weight="bold" style:font-weight-asian="bold"/>
    </style:style>
    <style:style style:name="T5" style:family="text">
      <style:text-properties style:font-name="Arial1" fo:font-size="12pt" fo:font-weight="bold" style:font-size-asian="12pt" style:font-weight-asian="bold"/>
    </style:style>
    <style:style style:name="T6" style:family="text">
      <style:text-properties style:font-name="Arial1" fo:font-style="italic" fo:font-weight="bold" style:font-style-asian="italic" style:font-weight-asian="bold"/>
    </style:style>
    <style:style style:name="T7" style:family="text">
      <style:text-properties style:font-name="Arial1" fo:font-size="10pt" style:font-size-asian="10pt"/>
    </style:style>
    <style:style style:name="T8" style:family="text">
      <style:text-properties style:font-name="Arial1" fo:font-size="10pt" fo:language="en" fo:country="GB" style:font-size-asian="10pt"/>
    </style:style>
    <style:style style:name="T9" style:family="text">
      <style:text-properties style:font-name="Times New Roman"/>
    </style:style>
    <style:style style:name="T10" style:family="text">
      <style:text-properties style:font-name="Times New Roman" fo:font-size="10pt" fo:language="en" fo:country="GB" style:font-size-asian="10pt"/>
    </style:style>
    <style:style style:name="T11" style:family="text">
      <style:text-properties style:font-name="Times New Roman" fo:font-size="16pt" fo:font-weight="bold" style:font-size-asian="16pt" style:font-weight-asian="bold"/>
    </style:style>
    <style:style style:name="T12" style:family="text">
      <style:text-properties style:font-name="Times New Roman" fo:language="en" fo:country="GB"/>
    </style:style>
    <style:style style:name="T13" style:family="text">
      <style:text-properties style:font-name="Times New Roman" fo:font-weight="bold" style:font-weight-asian="bold"/>
    </style:style>
    <style:style style:name="T14" style:family="text">
      <style:text-properties fo:font-weight="normal" style:font-weight-asian="normal"/>
    </style:style>
    <style:style style:name="T15" style:family="text">
      <style:text-properties style:font-name="Courier" fo:font-size="12pt" style:font-size-asian="12pt"/>
    </style:style>
    <style:style style:name="T16" style:family="text">
      <style:text-properties style:font-name="Courier" fo:font-size="12pt" fo:font-weight="bold" style:font-size-asian="12pt" style:font-weight-asian="bold"/>
    </style:style>
    <style:style style:name="T17" style:family="text">
      <style:text-properties style:font-name="Courier" fo:font-size="14pt" fo:font-weight="bold" style:font-size-asian="14pt" style:font-weight-asian="bold"/>
    </style:style>
    <style:style style:name="fr1" style:family="graphic" style:parent-style-name="Frame">
      <style:graphic-properties fo:margin-left="0.33cm" fo:margin-right="0.33cm" fo:margin-top="0cm" fo:margin-bottom="0cm" style:wrap="none" style:vertical-pos="from-top" style:vertical-rel="paragraph" style:horizontal-pos="center" style:horizontal-rel="page"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parallel" style:number-wrapped-paragraphs="no-limit" style:wrap-contour="false" style:vertical-pos="from-top" style:horizontal-pos="from-left" style:horizontal-rel="paragraph-content"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3"/>
      <text:p text:style-name="P3"/>
      <text:p text:style-name="P3"/>
      <text:p text:style-name="P3"/>
      <text:p text:style-name="P3"/>
      <text:p text:style-name="P3"/>
      <text:p text:style-name="P3"/>
      <text:p text:style-name="P10"><text:span text:style-name="T2">Matrox Simple Interface for DOS </text:span></text:p>
      <text:p text:style-name="P4"/>
      <text:p text:style-name="P10"><text:span text:style-name="T2">Specification</text:span></text:p>
      <text:p text:style-name="P3"/>
      <text:p text:style-name="P3"/>
      <text:p text:style-name="P3"/>
      <text:p text:style-name="P10"><draw:frame draw:style-name="fr2" draw:name="Image1" text:anchor-type="as-char" svg:width="6.325cm" svg:height="2.413cm" draw:z-index="0"><draw:image xlink:href="Pictures/20000009000018CE0000098237FAC9D69B071E41.wmf" xlink:type="simple" xlink:show="embed" xlink:actuate="onLoad"/></draw:frame></text:p>
      <text:p text:style-name="P3"/>
      <text:p text:style-name="P3"/>
      <text:p text:style-name="P3"/>
      <text:p text:style-name="P10"><text:span text:style-name="T2">Version 1.5</text:span></text:p>
      <text:p text:style-name="P12"/>
      <text:p text:style-name="P5"/>
      <text:p text:style-name="P5"/>
      <text:p text:style-name="P10"><text:span text:style-name="T3">Last Updated: July 11, 1997</text:span></text:p>
      <text:p text:style-name="P20"/>
      <text:p text:style-name="P10"/>
      <text:p text:style-name="P21"><text:span text:style-name="T11">INDEX</text:span></text:p>
      <text:p text:style-name="P1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span text:style-name="T12">The overall architecture<text:tab/></text:span><field:fieldmark-start text:name="__Fieldmark__23_334810234" field:type="GOTOBUTTON _Toc385307973"/><field:fieldmark-end/><text:span text:style-name="T12">3The operating environment<text:tab/>4</text:span></text:p>
        </text:index-body>
      </text:table-of-content>
      <text:p text:style-name="P110"><field:fieldmark-start text:name="__Fieldmark__34_334810234" field:type="GOTOBUTTON _Toc385307974"/><field:fieldmark-end/><text:span text:style-name="T12">MSIDOS API function list<text:tab/>5</text:span></text:p>
      <text:p text:style-name="P111"><field:fieldmark-start text:name="__Fieldmark__45_334810234" field:type="GOTOBUTTON _Toc385307975"/><field:fieldmark-end/><text:span text:style-name="T12">Initialize and Exit functions<text:tab/>5</text:span></text:p>
      <text:p text:style-name="P105"><field:fieldmark-start text:name="__Fieldmark__56_334810234" field:type="GOTOBUTTON _Toc385307976"/><field:fieldmark-end/><text:span text:style-name="T12">Start and End Frame functions<text:tab/>6</text:span></text:p>
      <text:p text:style-name="P105"><field:fieldmark-start text:name="__Fieldmark__67_334810234" field:type="GOTOBUTTON _Toc385307977"/><field:fieldmark-end/><text:span text:style-name="T12">Memory related functions<text:tab/>7</text:span></text:p>
      <text:p text:style-name="P105"><field:fieldmark-start text:name="__Fieldmark__78_334810234" field:type="GOTOBUTTON _Toc385307978"/><field:fieldmark-end/><text:span text:style-name="T12">Rendering functions<text:tab/>8</text:span></text:p>
      <text:p text:style-name="P105"><field:fieldmark-start text:name="__Fieldmark__89_334810234" field:type="GOTOBUTTON _Toc385307979"/><field:fieldmark-end/><text:span text:style-name="T12">msiSetParameters General State change function<text:tab/>14</text:span></text:p>
      <text:p text:style-name="P105"><field:fieldmark-start text:name="__Fieldmark__100_334810234" field:type="GOTOBUTTON _Toc385307980"/><field:fieldmark-end/><text:span text:style-name="T12">Texture State change functions<text:tab/>17</text:span></text:p>
      <text:p text:style-name="P105"><field:fieldmark-start text:name="__Fieldmark__111_334810234" field:type="GOTOBUTTON _Toc385307981"/><field:fieldmark-end/><text:span text:style-name="T12">General State change functions<text:tab/>22</text:span></text:p>
      <text:p text:style-name="P105"><field:fieldmark-start text:name="__Fieldmark__122_334810234" field:type="GOTOBUTTON _Toc385307982"/><field:fieldmark-end/><text:span text:style-name="T12">Special functions<text:tab/>25</text:span></text:p>
      <text:p text:style-name="P104"><field:fieldmark-start text:name="__Fieldmark__133_334810234" field:type="GOTOBUTTON _Toc385307983"/><field:fieldmark-end/><text:span text:style-name="T12">Textures and LUT management<text:tab/>26</text:span></text:p>
      <text:p text:style-name="P110"><field:fieldmark-start text:name="__Fieldmark__144_334810234" field:type="GOTOBUTTON _Toc385307984"/><field:fieldmark-end/><text:span text:style-name="T12">System considerations<text:tab/>28</text:span></text:p>
      <text:p text:style-name="P110"><field:fieldmark-start text:name="__Fieldmark__155_334810234" field:type="GOTOBUTTON _Toc385307985"/><field:fieldmark-end/></text:p>
      <text:h text:style-name="P100" text:outline-level="1"/>
      <text:h text:style-name="P102" text:outline-level="1"><text:bookmark-start text:name="_Toc385307973"/>The overall architecture<text:bookmark-end text:name="_Toc385307973"/></text:h>
      <text:p text:style-name="P12"/>
      <text:p text:style-name="P12"/>
      <text:p text:style-name="P12"/>
      <text:p text:style-name="P12"/>
      <text:p text:style-name="P13"><draw:frame draw:style-name="fr1" draw:name="Frame1" text:anchor-type="paragraph" svg:y="0cm" draw:z-index="1"><draw:text-box fo:min-height="0cm" fo:min-width="0.041cm"><text:p text:style-name="P22"><draw:frame draw:style-name="fr3" text:anchor-type="as-char" svg:y="0cm" svg:width="17.732cm" svg:height="10.418cm" draw:z-index="2"><draw:object-ole xlink:href="./Object 1" xlink:type="simple" xlink:show="embed" xlink:actuate="onLoad"/><draw:image xlink:href="./ObjectReplacements/Object 1" xlink:type="simple" xlink:show="embed" xlink:actuate="onLoad"/><svg:desc>OLE-object</svg:desc></draw:frame></text:p></draw:text-box></draw:frame></text:p>
      <text:p text:style-name="P12"/>
      <text:p text:style-name="P12"/>
      <text:p text:style-name="P12"/>
      <text:p text:style-name="P17"><text:span text:style-name="T1">The game has access to a set of functions to initialize, clean-up, mark the begin and end of a frame, render textured triangles, draw lines, create and manage textures.</text:span></text:p>
      <text:p text:style-name="P25"/>
      <text:p text:style-name="P17"><text:span text:style-name="T1">The Matrox Simple Interface for DOS accesses the Mystique 3D engine directly. <text:s/>The game is provided with direct frame buffer accesses to the BACK, Z and Texture Cache memory to perform dumb frame buffer rendering and texture management. A powerful texture management architecture is provided, giving to the game all the flexibility to manage directly the engine’s texture cache, to create texture heaps from which the engine updates the texture cache and even to have texture stored anywhere in system memory.</text:span></text:p>
      <text:p text:style-name="P25"/>
      <text:p text:style-name="P25"/>
      <text:h text:style-name="P101" text:outline-level="1"/>
      <text:h text:style-name="P103" text:outline-level="1"><text:bookmark-start text:name="_Toc385307974"/>The operating environment<text:bookmark-end text:name="_Toc385307974"/></text:h>
      <text:p text:style-name="P12"/>
      <text:p text:style-name="P29"><text:span text:style-name="T1">The game must be compiled with Watcom C/C++ 10.0 or more together with the Rational DOS Extender that is provided with that compiler. <text:s/>The library provided is compiled with Watcom C/C++ 10.6 (Register Passing option). <text:s/>The msidos.h file that specifies the API calls must be also be included in the compilation. <text:s/>A CASEEXACT option is also required when linking the final .exe.</text:span></text:p>
      <text:p text:style-name="P30"/>
      <text:p text:style-name="P30"/>
      <text:p text:style-name="P29"><text:span text:style-name="T1">Supported and tested graphic modes:</text:span></text:p>
      <text:p text:style-name="P30"/>
      <table:table table:name="Table1" table:style-name="Table1">
        <table:table-column table:style-name="Table1.A" table:number-columns-repeated="3"/>
        <table:table-row table:style-name="Table1.1">
          <table:table-cell table:style-name="Table1.A1" office:value-type="string">
            <text:p text:style-name="P11"><text:span text:style-name="T4">Screen Resolution</text:span></text:p>
          </table:table-cell>
          <table:table-cell table:style-name="Table1.B1" office:value-type="string">
            <text:p text:style-name="P11"><text:span text:style-name="T4">Other Capabilities</text:span></text:p>
          </table:table-cell>
          <table:table-cell table:style-name="Table1.C1" office:value-type="string">
            <text:p text:style-name="P11"><text:span text:style-name="T4">Used Video Memory</text:span></text:p>
          </table:table-cell>
        </table:table-row>
        <table:table-row table:style-name="Table1.1">
          <table:table-cell table:style-name="Table1.A2" office:value-type="string">
            <text:p text:style-name="P11"><text:span text:style-name="T1">512x384x16bits</text:span></text:p>
          </table:table-cell>
          <table:table-cell table:style-name="Table1.B2" office:value-type="string">
            <text:p text:style-name="P11"><text:span text:style-name="T1">Z / No Z</text:span></text:p>
          </table:table-cell>
          <table:table-cell table:style-name="Table1.C2" office:value-type="string">
            <text:p text:style-name="P11"><text:span text:style-name="T1">~1.2 M / ~0.8 M</text:span></text:p>
          </table:table-cell>
        </table:table-row>
        <table:table-row table:style-name="Table1.1">
          <table:table-cell table:style-name="Table1.A2" office:value-type="string">
            <text:p text:style-name="P10"><text:span text:style-name="T1">640x400x16bits</text:span></text:p>
          </table:table-cell>
          <table:table-cell table:style-name="Table1.B2" office:value-type="string">
            <text:p text:style-name="P10"><text:span text:style-name="T1">Z / No Z</text:span></text:p>
          </table:table-cell>
          <table:table-cell table:style-name="Table1.C2" office:value-type="string">
            <text:p text:style-name="P10"><text:span text:style-name="T1">~1.5 M / ~1.0 M</text:span></text:p>
          </table:table-cell>
        </table:table-row>
        <table:table-row table:style-name="Table1.1">
          <table:table-cell table:style-name="Table1.A4" office:value-type="string">
            <text:p text:style-name="P11"><text:span text:style-name="T1">640x480x16bits</text:span></text:p>
          </table:table-cell>
          <table:table-cell table:style-name="Table1.B4" office:value-type="string">
            <text:p text:style-name="P11"><text:span text:style-name="T1">Z / No Z</text:span></text:p>
          </table:table-cell>
          <table:table-cell table:style-name="Table1.C4" office:value-type="string">
            <text:p text:style-name="P11"><text:span text:style-name="T1">~ 1.8 M / ~1.2 M</text:span></text:p>
          </table:table-cell>
        </table:table-row>
      </table:table>
      <text:p text:style-name="P30"/>
      <text:p text:style-name="P25"/>
      <text:p text:style-name="P7"/>
      <text:h text:style-name="P101" text:outline-level="1"/>
      <text:h text:style-name="P103" text:outline-level="1"><text:bookmark-start text:name="_Toc385307975"/>MSIDOS API function list<text:bookmark-end text:name="_Toc385307975"/></text:h>
      <text:p text:style-name="P7"/>
      <text:h text:style-name="P106" text:outline-level="2"><text:bookmark-start text:name="_Toc385307976"/>Initialize and Exit functions<text:bookmark-end text:name="_Toc385307976"/></text:h>
      <text:p text:style-name="P6"/>
      <text:p text:style-name="P6"/>
      <text:p text:style-name="P31"><text:span text:style-name="T15">T_msiInfo* </text:span><text:span text:style-name="T16">msiInit <text:s/></text:span><text:span text:style-name="T15">(<text:tab/>LONG Width,</text:span><text:line-break/><text:span text:style-name="T15">LONG Height, </text:span><text:line-break/><text:span text:style-name="T15">LONG Planes, </text:span><text:line-break/><text:span text:style-name="T15">BOOL ZBuffer,</text:span><text:line-break/><text:span text:style-name="T15">BOOL Debug <text:s text:c="2"/>)</text:span></text:p>
      <text:p text:style-name="P20"/>
      <text:p text:style-name="P17"><text:span text:style-name="T1">This entry point will initialize the Matrox Simple Interface library and the Mystique 3D engine to the specified full screen resolution and pixel depth. The allocation of a Z buffer is optional for games that pre-sort the triangles. A BACK buffer is always allocated as the rendering always occurs in the back buffer. Optional debug information may be written to the file msidebug.log in the current directory. </text:span></text:p>
      <text:p text:style-name="P25"/>
      <text:p text:style-name="P17"><text:span text:style-name="T1">Returns a pointer to a T_msiInfo structure that gives some useful information for the dumb frame buffer renderer (pointers to the back and z buffers and texture cache). The pointers of T_msiInfo are valid for direct accesses only between the calls to msiSetParameters(NULL) and msiSetParameters(-1 or a valid pointer). Initially the pointers are set to NULL. The MSIDOS library will update the T_msiInfo structure every time the msiSetParameters(NULL) function is called and reset the pointers to NULL every time the msiSetParameters(-1 or a valid pointer) function is called (</text:span><text:span text:style-name="T4">do not cache these pointers)</text:span><text:span text:style-name="T1">.</text:span></text:p>
      <text:p text:style-name="P26"/>
      <text:p text:style-name="P17"><text:span text:style-name="T1">Returns a NULL pointer if an error occurred. Possible causes are: Specified screen mode not supported by the API, not enough memory on display adapter. Check the msidebug.log file for more information about the problems.</text:span></text:p>
      <text:p text:style-name="P26"/>
      <text:p text:style-name="P12"/>
      <text:p text:style-name="P32"><text:span text:style-name="T4">Returns</text:span><text:span text:style-name="T1"> TRUE if successful.</text:span></text:p>
      <text:p text:style-name="P6"/>
      <text:p text:style-name="P6"/>
      <text:p text:style-name="P6"/>
      <text:p text:style-name="P6"/>
      <text:p text:style-name="P34"><text:span text:style-name="T15">BOOL </text:span><text:span text:style-name="T16">msiExit</text:span><text:span text:style-name="T15">()</text:span></text:p>
      <text:p text:style-name="P12"/>
      <text:p text:style-name="Standard"><text:span text:style-name="T1">This entry point is used to return to normal DOS text mode.</text:span></text:p>
      <text:p text:style-name="P24"/>
      <text:p text:style-name="P32"><text:span text:style-name="T4">Returns</text:span><text:span text:style-name="T1"> TRUE if successful.</text:span></text:p>
      <text:p text:style-name="P12"/>
      <text:p text:style-name="P12"/>
      <text:h text:style-name="P107" text:outline-level="2"/>
      <text:h text:style-name="P108" text:outline-level="2"><text:bookmark-start text:name="_Toc385307977"/>Start and End Frame functions<text:bookmark-end text:name="_Toc385307977"/></text:h>
      <text:p text:style-name="P6"/>
      <text:p text:style-name="P6"/>
      <text:p text:style-name="P35"><text:span text:style-name="T15">BOOL </text:span><text:span text:style-name="T16">msiStartFrame <text:s/></text:span><text:span text:style-name="T15">(<text:tab/>BOOL ClearRGB, </text:span><text:line-break/><text:span text:style-name="T15">float r, </text:span><text:line-break/><text:span text:style-name="T15">float g, </text:span><text:line-break/><text:span text:style-name="T15">float b, </text:span><text:line-break/><text:span text:style-name="T15">BOOL ClearZ, </text:span><text:line-break/><text:span text:style-name="T15">float z<text:tab/><text:tab/>)</text:span></text:p>
      <text:p text:style-name="P13"/>
      <text:p text:style-name="P17"><text:span text:style-name="T1">This entry point is used to mark the beginning of a frame. Optional color and depth may be specified to clear the color and Z buffers. If ClearRGB is set to FALSE, no clear is performed on the color buffer. If ClearZ is set to FALSE, no clear is performed on the Z buffer. </text:span></text:p>
      <text:p text:style-name="P26"/>
      <text:p text:style-name="P36"><text:span text:style-name="T4">Note:<text:tab/></text:span><text:span text:style-name="T1">Dithering is NOT performed on RGB clear. This function will return an error if MSIDOS is in direct access mode; msiSetParameters (-1 or a valid pointer) must be called before calling this entry point in such a situation.</text:span></text:p>
      <text:p text:style-name="P41"><text:span text:style-name="T1"><text:tab/></text:span></text:p>
      <text:p text:style-name="P32"><text:span text:style-name="T4">Returns</text:span><text:span text:style-name="T1"> TRUE if successful.</text:span></text:p>
      <text:p text:style-name="P6"/>
      <text:p text:style-name="P6"/>
      <text:p text:style-name="P6"/>
      <text:p text:style-name="P6"/>
      <text:p text:style-name="P43"><text:span text:style-name="T15"><text:s text:c="2"/>BOOL <text:s/></text:span><text:span text:style-name="T16">msiEndFrame <text:s/></text:span><text:span text:style-name="T15">(<text:tab/>BOOL Dump, </text:span><text:line-break/><text:span text:style-name="T15">LONG Frame,</text:span><text:line-break/><text:span text:style-name="T15">BOOL Wait<text:tab/><text:tab/>)</text:span></text:p>
      <text:p text:style-name="P13"/>
      <text:p text:style-name="P17"><text:span text:style-name="T1">This entry point is used to mark the end of a frame. The BACK buffer is swapped/flipped to the FRONT buffer. Optionally the frame can be written to a file named frameXXX.bmp in the current pixel format (XXX is replaced with the value of the parameter </text:span><text:span text:style-name="T4">Frame</text:span><text:span text:style-name="T1">).</text:span></text:p>
      <text:p text:style-name="P24"/>
      <text:p text:style-name="P17"><text:span text:style-name="T1">When this entry point is called, the graphics engine may not be ready to swap/flip the buffers because it is still processing the current frame. If </text:span><text:span text:style-name="T4">Wait</text:span><text:span text:style-name="T1"> is set to TRUE, the game <text:s/>blocks and waits until the processing of the current frame is completed. If </text:span><text:span text:style-name="T4">Wait</text:span><text:span text:style-name="T1"> is set to FALSE and the graphics engine is still processing the current frame, MSIDOS will postpone the completion of this command to the next call to msiStartFrame or msiSetParameters(NULL) or msiEndFrame(*, *, TRUE).</text:span></text:p>
      <text:p text:style-name="P24"/>
      <text:p text:style-name="P36"><text:span text:style-name="T4">Note:<text:tab/></text:span><text:span text:style-name="T1">This function will return an error if MSIDOS is in direct access mode; msiSetParameters (-1 or a valid pointer) must be called before to calling this entry point in such a situation.</text:span></text:p>
      <text:p text:style-name="P24"/>
      <text:p text:style-name="P32"><text:span text:style-name="T4">Returns</text:span><text:span text:style-name="T1"> TRUE if successful.</text:span></text:p>
      <text:p text:style-name="P24"/>
      <text:p text:style-name="P14"/>
      <text:h text:style-name="P107" text:outline-level="2"/>
      <text:h text:style-name="P108" text:outline-level="2"><text:s/><text:bookmark-start text:name="_Toc385307978"/>Memory related functions<text:bookmark-end text:name="_Toc385307978"/></text:h>
      <text:p text:style-name="P6"/>
      <text:p text:style-name="P6"/>
      <text:p text:style-name="P44"><text:span text:style-name="T15">LPBYTE </text:span><text:span text:style-name="T16">msiAllocTextureHeap<text:tab/></text:span><text:span text:style-name="T15">(<text:tab/>LONG Pages<text:tab/>)</text:span></text:p>
      <text:p text:style-name="P2"/>
      <text:p text:style-name="P17"><text:span text:style-name="T1">Allocate a texture heap of </text:span><text:span text:style-name="T4">Pages </text:span><text:span text:style-name="T1">4K pages. A heap can contain any number of textures and is managed by the game. A heap is specified to MSIDOS by its base address.</text:span></text:p>
      <text:p text:style-name="P25"/>
      <text:p text:style-name="P37"><text:span text:style-name="T4">Note:<text:tab/></text:span><text:span text:style-name="T1">The heap size is limited to 1008 pages. (almost 4 MB of memory).</text:span></text:p>
      <text:p text:style-name="P25"/>
      <text:p text:style-name="P45"><text:span text:style-name="T4"><text:s text:c="2"/>Returns</text:span><text:span text:style-name="T1"> Valid texture heap if successful</text:span></text:p>
      <text:p text:style-name="P45"><text:span text:style-name="T4"><text:s text:c="2"/>Returns</text:span><text:span text:style-name="T1"> NULL if an error occurred.</text:span></text:p>
      <text:p text:style-name="P6"/>
      <text:p text:style-name="P6"/>
      <text:p text:style-name="P6"/>
      <text:p text:style-name="P6"/>
      <text:p text:style-name="P46"><text:span text:style-name="T15"><text:s text:c="2"/>BOOL </text:span><text:span text:style-name="T16">msiFreeTextureHeap<text:tab/></text:span><text:span text:style-name="T15">(<text:tab/>LPBYTE TextureHeap<text:tab/>)</text:span></text:p>
      <text:p text:style-name="P12"/>
      <text:p text:style-name="P17"><text:span text:style-name="T1">Free a previously allocated texture heap. The texture heap content is lost after this operation. The parameter pTextureHeap is the value returned by msiAllocTextureHeap.</text:span></text:p>
      <text:p text:style-name="P2"/>
      <text:p text:style-name="P32"><text:span text:style-name="T4">Returns</text:span><text:span text:style-name="T1"> TRUE if successful.</text:span></text:p>
      <text:p text:style-name="P6"/>
      <text:p text:style-name="P6"/>
      <text:p text:style-name="P6"/>
      <text:h text:style-name="P47" text:outline-level="1"><text:span text:style-name="T15"><text:s text:c="2"/>BOOL </text:span><text:span text:style-name="T16">msiIsMemoryBusy <text:s/></text:span><text:span text:style-name="T15">( <text:s/>T_msiMemoryStatus *pMemStatus <text:s/>)</text:span></text:h>
      <text:p text:style-name="P2"/>
      <text:h text:style-name="P19" text:outline-level="1"><text:span text:style-name="T4">Note:<text:tab/>This is used with functions which have T_msiMemoryStatus as a parameter.</text:span></text:h>
      <text:p text:style-name="P2"/>
      <text:h text:style-name="P48" text:outline-level="1"><text:span text:style-name="T4">Returns</text:span><text:span text:style-name="T1"> TRUE if memory area has not been processed.</text:span></text:h>
      <text:p text:style-name="P2"/>
      <text:p text:style-name="P6"/>
      <text:p text:style-name="P6"/>
      <text:h text:style-name="P107" text:outline-level="2"/>
      <text:h text:style-name="P108" text:outline-level="2"><text:bookmark-start text:name="_Toc385307979"/>Rendering functions<text:bookmark-end text:name="_Toc385307979"/></text:h>
      <text:p text:style-name="P6"/>
      <text:p text:style-name="P6"/>
      <text:p text:style-name="P49"><text:span text:style-name="T15">BOOL </text:span><text:span text:style-name="T16">msiRenderTriangle </text:span><text:span text:style-name="T15">(<text:tab/>T_msiVertex* pV0,</text:span><text:line-break/><text:span text:style-name="T15">T_msiVertex* pV1, </text:span><text:line-break/><text:span text:style-name="T15">T_msiVertex* pV2, </text:span><text:line-break/><text:span text:style-name="T15">BYTE Opacity<text:tab/><text:tab/>)</text:span></text:p>
      <text:p text:style-name="P13"/>
      <text:p text:style-name="P17"><text:span text:style-name="T1">This entry point is used to render a triangle according to the actual rendering parameters. This function supports gouraud and textured 3D triangles with many texturing options like decal, modulate, transparency, etc ... This function receives 3 pointers to the triangle vertices. All the information required by the actual rendering parameters must be set <text:s/>to appropriate values. </text:span></text:p>
      <text:p text:style-name="P26"/>
      <text:p text:style-name="Standard"><text:span text:style-name="T1">Each vertex contains:</text:span></text:p>
      <text:p text:style-name="P26"/>
      <text:p text:style-name="P50"><text:span text:style-name="T4">x, y</text:span><text:span text:style-name="T1"> <text:tab/>Viewport coordinates. (0,0) is the top-left of the viewport</text:span></text:p>
      <text:p text:style-name="P50"><text:span text:style-name="T1"><text:s text:c="9"/></text:span></text:p>
      <text:p text:style-name="P50"><text:span text:style-name="T4">z</text:span><text:span text:style-name="T1"><text:tab/>Depth coordinate. This value range from 0.0 to 1.0</text:span></text:p>
      <text:p text:style-name="P50"><text:span text:style-name="T1"><text:s text:c="9"/></text:span></text:p>
      <text:p text:style-name="P51"><text:span text:style-name="T4">invW</text:span><text:span text:style-name="T1"><text:tab/>Inverse homogeneous clip coordinate used for perspective correction. Must be <text:s text:c="4"/>&gt; 0 and <text:s/>&lt; 32768. This value should be set to 1.0 for linear interpolation of the texture coordinates.</text:span></text:p>
      <text:p text:style-name="P50"><text:span text:style-name="T1"><text:s text:c="9"/></text:span></text:p>
      <text:p text:style-name="P50"><text:span text:style-name="T4">r, g, b<text:tab/></text:span><text:span text:style-name="T1">Surface color. These values range from 0.0 to 255.0</text:span></text:p>
      <text:p text:style-name="P50"><text:span text:style-name="T1"><text:s text:c="9"/></text:span></text:p>
      <text:p text:style-name="P50"><text:span text:style-name="T4">mr, mg, mb<text:tab/></text:span><text:span text:style-name="T1">Texture modulation factor. These values range from 0.0 to 255.0</text:span></text:p>
      <text:p text:style-name="P50"><text:span text:style-name="T1"><text:s text:c="9"/></text:span></text:p>
      <text:p text:style-name="P51"><text:span text:style-name="T4">u, v</text:span><text:span text:style-name="T1"><text:tab/>Texture coordinates. These values should be in the range 0.0 to 1.0 when the clamp_u, clamp_v texturing parameters are set to TRUE. In other cases these values are not restricted to this range and the texture coordinates wrap around based on the fractional part. The restriction on u,v is then -32768 &lt; u/w, v/w &lt; 32768.</text:span></text:p>
      <text:p text:style-name="P13"/>
      <text:p text:style-name="P17"><text:span text:style-name="T1">The triangle passed to this function must be clipped to the viewport as no 3D clipping will be performed by this function. An opacity factor for the triangle, ranging from 0% to 100%, may be specified on a triangle basis. This factor is used to perform screen door transparency while rendering the triangle. The value 0 means fully transparent, while the value 100 means fully opaque. </text:span></text:p>
      <text:p text:style-name="P12"/>
      <text:p text:style-name="P36"><text:span text:style-name="T4">Note:<text:tab/></text:span><text:span text:style-name="T1">This function will return an error if MSIDOS is in direct access mode; msiSetParameters(-1 or a valid pointer) must be called before to calling entry point in such a situation.</text:span></text:p>
      <text:p text:style-name="P24"/>
      <text:p text:style-name="P36"><text:span text:style-name="T4">Note:<text:tab/></text:span><text:span text:style-name="T1">This function will return an error if it is not called between msiStartFrame and msiEndFrame.</text:span></text:p>
      <text:p text:style-name="P24"/>
      <text:p text:style-name="P32"><text:span text:style-name="T4">Returns</text:span><text:span text:style-name="T1"> TRUE if successful.</text:span></text:p>
      <text:p text:style-name="P12"/>
      <text:p text:style-name="P12"/>
      <text:p text:style-name="P12"/>
      <text:p text:style-name="P55"/>
      <text:p text:style-name="P56"><text:span text:style-name="T15"><text:s text:c="2"/>BOOL </text:span><text:span text:style-name="T16">msiRenderZPlane <text:s text:c="2"/></text:span><text:span text:style-name="T15">( <text:tab/>T_msiZPlane* <text:tab/>pZPlane,</text:span><text:line-break/><text:span text:style-name="T15">BYTE <text:tab/><text:tab/>Opacity<text:tab/>)</text:span></text:p>
      <text:p text:style-name="P16"/>
      <text:p text:style-name="P17"><text:span text:style-name="T1">This entry point is used to render a plane of constant Z according to the actual rendering parameters. This function supports flat and textured rendering with many texturing options like decal, modulate, transparency, etc. ... This function receives the Z plane top-left coordinates along with the screen and texture extents. All the information required by the actual rendering parameters must be set <text:s/>to appropriate values. </text:span></text:p>
      <text:p text:style-name="P26"/>
      <text:p text:style-name="P2"/>
      <text:p text:style-name="Standard"><text:span text:style-name="T1">A Z plane specification contains:</text:span></text:p>
      <text:p text:style-name="P26"/>
      <text:p text:style-name="P57"><text:span text:style-name="T4">x, y</text:span><text:span text:style-name="T1"> <text:tab/><text:tab/>Top-Left viewport coordinates; (0,0) is the top-left of the viewport</text:span></text:p>
      <text:p text:style-name="P52"/>
      <text:p text:style-name="P59"><text:span text:style-name="T4">xWidth, yHeight<text:tab/></text:span><text:span text:style-name="T1">Viewport extents of the Z plane; x + xWidth and y + yHeight must give valid viewport coordinates.</text:span></text:p>
      <text:p text:style-name="P50"><text:span text:style-name="T1"><text:s text:c="9"/></text:span></text:p>
      <text:p text:style-name="P57"><text:span text:style-name="T4">z</text:span><text:span text:style-name="T1"><text:tab/><text:tab/>Depth coordinate. This value range from 0.0 to 1.0</text:span></text:p>
      <text:p text:style-name="P50"><text:span text:style-name="T1"><text:s text:c="9"/></text:span></text:p>
      <text:p text:style-name="P57"><text:span text:style-name="T4">r, g, b<text:tab/><text:tab/></text:span><text:span text:style-name="T1">Surface color. These values range from 0.0 to 255.0</text:span></text:p>
      <text:p text:style-name="P50"><text:span text:style-name="T1"><text:s text:c="9"/></text:span></text:p>
      <text:p text:style-name="P57"><text:span text:style-name="T4">mr, mg, mb<text:tab/><text:tab/></text:span><text:span text:style-name="T1">Texture modulation factor. These values range from 0.0 to 255.0</text:span></text:p>
      <text:p text:style-name="P50"><text:span text:style-name="T1"><text:s text:c="9"/></text:span></text:p>
      <text:p text:style-name="P60"><text:span text:style-name="T4">u, v</text:span><text:span text:style-name="T1"><text:tab/>Top-Left texture coordinates. </text:span><text:span text:style-name="T4">As opposed to the msiRenderTriangle, </text:span><text:span text:style-name="T1">these values should be in the range [0 to <text:s/>texture width-1] and [0 to texture height-1]; the clamp_u, clamp_v texturing parameters are implicitly considered as being set to TRUE.</text:span></text:p>
      <text:p text:style-name="P26"/>
      <text:p text:style-name="P59"><text:span text:style-name="T4">uWidth, vHeight<text:tab/></text:span><text:span text:style-name="T1">Texture extents of the Z plane; u + uWidth and v + vHeight must give valid texture coordinates.</text:span></text:p>
      <text:p text:style-name="P26"/>
      <text:p text:style-name="P17"><text:span text:style-name="T1">The Z plane passed to this function must be clipped to the viewport as no 3D clipping will be performed by this function. An opacity factor for the Z plane, ranging from 0% to 100%, may be specified. This factor is used to perform screen door transparency while rendering the Z plane. The value 0 means fully transparent, while the value 100 means fully opaque. </text:span></text:p>
      <text:p text:style-name="P12"/>
      <text:p text:style-name="Standard"><text:span text:style-name="T5">This entry point will be highly optimized for this very specific case:</text:span></text:p>
      <text:p text:style-name="P2"/>
      <text:p text:style-name="P23"><text:span text:style-name="T1">- The texture is in the current frame buffer format (T_msiInfo.msiColor)</text:span></text:p>
      <text:p text:style-name="P62"/>
      <text:p text:style-name="P64"><text:span text:style-name="T1">- xWidth </text:span><text:span text:style-name="T4">==</text:span><text:span text:style-name="T1"> uWidth </text:span><text:span text:style-name="T4">and</text:span><text:span text:style-name="T1"> yHeight </text:span><text:span text:style-name="T4">==</text:span><text:span text:style-name="T1"> vHeight</text:span></text:p>
      <text:p text:style-name="P62"/>
      <text:p text:style-name="P23"><text:span text:style-name="T1">- T_msiParameters.msiTexture.Enable <text:s/><text:tab/><text:tab/><text:tab/>= TRUE</text:span></text:p>
      <text:p text:style-name="P28"><text:span text:style-name="T1">- T_msiParameters.msiTexture.Modulate <text:tab/><text:tab/>= FALSE</text:span></text:p>
      <text:p text:style-name="P23"><text:span text:style-name="T1">- T_msiParameters.msiTexture.Decal <text:tab/><text:tab/><text:tab/>= FALSE <text:s/></text:span></text:p>
      <text:p text:style-name="P28"><text:span text:style-name="T1">- T_msiParameters.msiTexture.Clamp_u <text:tab/><text:tab/>= TRUE</text:span></text:p>
      <text:p text:style-name="P23"><text:span text:style-name="T1">- T_msiParameters.msiTexture.Clamp_v <text:tab/><text:tab/>= TRUE</text:span></text:p>
      <text:p text:style-name="P28"><text:span text:style-name="T1">- T_msiParameters.msiDepth.Enable <text:tab/><text:tab/><text:tab/>= FALSE</text:span></text:p>
      <text:p text:style-name="P28"><text:span text:style-name="T1">- T_msiParameters.msiColor.Dither <text:tab/><text:tab/><text:tab/>= FALSE</text:span></text:p>
      <text:p text:style-name="Standard"><text:span text:style-name="T1"><text:s/></text:span></text:p>
      <text:p text:style-name="P17"><text:span text:style-name="T1">In this very specific case msiRenderZPlane is equivalent to a simple bitblit with color keying ...</text:span></text:p>
      <text:p text:style-name="P12"/>
      <text:p text:style-name="P37"><text:span text:style-name="T4">Note:<text:tab/></text:span><text:span text:style-name="T1">The </text:span><text:span text:style-name="T4">x, y, u, v, xWidth, yHeight, uWidth and vHeight</text:span><text:span text:style-name="T1"> values are INTEGER as opposed to the msiRenderTriangle entry point where only floating point values are used.</text:span></text:p>
      <text:p text:style-name="P12"/>
      <text:p text:style-name="P36"><text:soft-page-break/><text:span text:style-name="T4">Note:<text:tab/></text:span><text:span text:style-name="T1">This function will return an error if MSIDOS is in direct access mode; msiSetParameters(-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24"/>
      <text:p text:style-name="P32"><text:span text:style-name="T4">Returns</text:span><text:span text:style-name="T1"> TRUE if successful.</text:span></text:p>
      <text:p text:style-name="P6"/>
      <text:p text:style-name="P6"/>
      <text:p text:style-name="P6"/>
      <text:p text:style-name="P6"/>
      <text:p text:style-name="P66"/>
      <text:p text:style-name="P67"><text:span text:style-name="T15">BOOL </text:span><text:span text:style-name="T16">msiBlitRect </text:span><text:span text:style-name="T15">( <text:tab/>LPBYTE <text:tab/><text:tab/><text:tab/>Pheap, </text:span><text:line-break/><text:span text:style-name="T15">LPBYTE <text:tab/><text:tab/><text:tab/>Pmemory,</text:span><text:line-break/><text:span text:style-name="T15">T_msiMemoryStatus <text:tab/>*pMemStatus,</text:span><text:line-break/><text:span text:style-name="T15">WORD <text:tab/><text:tab/><text:tab/>SourcePitch,</text:span><text:line-break/><text:span text:style-name="T15">WORD <text:tab/><text:tab/><text:tab/>SourcePlanes,</text:span><text:line-break/><text:span text:style-name="T15">WORD <text:tab/><text:tab/><text:tab/>BlitWidth,</text:span><text:line-break/><text:span text:style-name="T15">WORD <text:tab/><text:tab/><text:tab/>BlitHeight,</text:span><text:line-break/><text:span text:style-name="T15">DWORD <text:tab/><text:tab/><text:tab/>DestinationOff,</text:span><text:line-break/><text:span text:style-name="T15">DWORD <text:tab/><text:tab/><text:tab/>KeyingColor,</text:span><text:line-break/><text:span text:style-name="T15">DWORD <text:tab/><text:tab/><text:tab/>KeyingMask<text:tab/> )</text:span></text:p>
      <text:p text:style-name="P12"/>
      <text:p text:style-name="P12"/>
      <text:p text:style-name="P68"><text:span text:style-name="T17">:: IMPORTANT :: IMPORTANT :: IMPORTANT ::</text:span></text:p>
      <text:p text:style-name="P15"/>
      <text:p text:style-name="Standard"><text:span text:style-name="T16">The blit function only works in 16bits, only supports a destination of pitch 640, and only draws to the drawbuffer at the current time. </text:span></text:p>
      <text:p text:style-name="P15"/>
      <text:p text:style-name="P12"/>
      <text:p text:style-name="P17"><text:span text:style-name="T1">This entry point is used to blit a rectangle to any plane using the parameters specified in the function. This function supports transparent blits and blits to the Z, Draw, Display <text:s/>and Offscreen buffers. This function receives a pointer to a heap and a pointer to memory inside the heap. It</text:span><text:span text:style-name="T6"> will blit from heap memory only</text:span><text:span text:style-name="T1">. You should not reuse this memory until you know that the blit was done. KeyingColor and KeyingMask determine if there is any transparency, if you want no transparency use KeyingColor=0xFFFF and KeyingMask=0x0000. The function returns TRUE if the command is accepted, FALSE otherwise.</text:span></text:p>
      <text:p text:style-name="P26"/>
      <text:p text:style-name="P57"><text:span text:style-name="T1">The parameters are explained here:</text:span></text:p>
      <text:p text:style-name="P52"/>
      <text:p text:style-name="P57"><text:span text:style-name="T4">Pheap<text:tab/></text:span><text:span text:style-name="T1">Pointer to a valid texture heap.</text:span></text:p>
      <text:p text:style-name="P52"/>
      <text:p text:style-name="P57"><text:span text:style-name="T4">Pmemory</text:span><text:span text:style-name="T1"><text:tab/>Pointer to a valid area inside the texture heap pointed by Pheap.</text:span></text:p>
      <text:p text:style-name="P52"/>
      <text:p text:style-name="P57"><text:span text:style-name="T4">PMemStatus<text:tab/></text:span><text:span text:style-name="T1">Pointer to a T_msiMemoryStatus structure that will be filled by msiBlitRect. This is then used internally by msiIsMemoryBusy to check if the blit has been executed.</text:span></text:p>
      <text:p text:style-name="P52"/>
      <text:p text:style-name="P57"><text:span text:style-name="T4">SourcePitch</text:span><text:span text:style-name="T1"><text:tab/>Pitch of the source rectangle in bytes. </text:span><text:span text:style-name="T4">Must be DWORD aligned</text:span><text:span text:style-name="T1">.</text:span></text:p>
      <text:p text:style-name="P52"/>
      <text:p text:style-name="P57"><text:span text:style-name="T4">SourcePlanes<text:tab/></text:span><text:span text:style-name="T1">Number of planes of source bitmap <text:s text:c="2"/>4/8/15/16/32</text:span></text:p>
      <text:p text:style-name="P52"/>
      <text:p text:style-name="P57"><text:span text:style-name="T4">BlitWidth<text:tab/></text:span><text:span text:style-name="T1">Width of source rectangle</text:span></text:p>
      <text:p text:style-name="P53"/>
      <text:p text:style-name="P57"><text:span text:style-name="T4">BlitHeight<text:tab/></text:span><text:span text:style-name="T1">Height of source rectangle</text:span></text:p>
      <text:p text:style-name="P52"/>
      <text:p text:style-name="P57"><text:span text:style-name="T4">DesitnationOff</text:span><text:span text:style-name="T1"><text:tab/>Offset in </text:span><text:span text:style-name="T4">bytes</text:span><text:span text:style-name="T1"> in the destination window. The </text:span><text:span text:style-name="T4">2 MSB</text:span><text:span text:style-name="T1">’s</text:span></text:p>
      <text:p text:style-name="P61"><text:span text:style-name="T1">decide the destination window in this manner:</text:span></text:p>
      <text:p text:style-name="P52"/>
      <text:p text:style-name="P50"><text:span text:style-name="T4"><text:tab/>00 <text:s text:c="3"/><text:tab/>Draw<text:tab/>Window</text:span></text:p>
      <text:p text:style-name="P50"><text:span text:style-name="T4"><text:tab/>01<text:tab/>Display Window</text:span></text:p>
      <text:p text:style-name="P50"><text:span text:style-name="T4"><text:tab/>10<text:tab/>Offscreen Window</text:span></text:p>
      <text:p text:style-name="P50"><text:span text:style-name="T4"><text:tab/>11<text:tab/>Z Window</text:span></text:p>
      <text:p text:style-name="P2"><text:soft-page-break/></text:p>
      <text:p text:style-name="Standard"><text:span text:style-name="T4">KeyingColor</text:span><text:span text:style-name="T1"><text:tab/>Transparency color key</text:span></text:p>
      <text:p text:style-name="P52"/>
      <text:p text:style-name="P57"><text:span text:style-name="T4">KeyingMask</text:span><text:span text:style-name="T1"><text:tab/>Transparency color mask</text:span></text:p>
      <text:p text:style-name="P26"/>
      <text:p text:style-name="P26"/>
      <text:h text:style-name="P18" text:outline-level="1"><text:span text:style-name="T4">Note: <text:s/></text:span><text:span text:style-name="T1">Source rectangle pixels have to be in the format of the destination window’s pixels </text:span></text:h>
      <text:p text:style-name="P27"/>
      <text:h text:style-name="P18" text:outline-level="1"><text:span text:style-name="T4">Note:<text:tab/></text:span><text:span text:style-name="T1">For the Offscreen buffer, everything is stored linearly.</text:span></text:h>
      <text:p text:style-name="P27"/>
      <text:p text:style-name="P36"><text:span text:style-name="T4">Note:<text:tab/></text:span><text:span text:style-name="T1">This function will return an error if MSIDOS is in direct access mode; msiSetParameters ( -1 or a valid pointer) must be called before calling this entry point.</text:span></text:p>
      <text:p text:style-name="P24"/>
      <text:p text:style-name="P36"><text:span text:style-name="T4">Note:<text:tab/></text:span><text:span text:style-name="T1">This function will return an error if it is not called between msiStartFrame and msiEndFrame.</text:span></text:p>
      <text:p text:style-name="P24"/>
      <text:h text:style-name="P33" text:outline-level="1"><text:span text:style-name="T4">Returns</text:span><text:span text:style-name="T1"> TRUE if successful.</text:span></text:h>
      <text:p text:style-name="P6"/>
      <text:p text:style-name="P6"/>
      <text:p text:style-name="P69"/>
      <text:p text:style-name="P70"><text:span text:style-name="T15">BOOL <text:s text:c="2"/></text:span><text:span text:style-name="T16">msiDrawSingleLine </text:span><text:span text:style-name="T15">( <text:tab/>DWORD color, </text:span><text:line-break/><text:span text:style-name="T15">DWORD XYStart, </text:span><text:line-break/><text:span text:style-name="T15">DWORD XYEnd, </text:span><text:line-break/><text:span text:style-name="T15">DWORD LineStyle <text:s/>)</text:span></text:p>
      <text:p text:style-name="P2"/>
      <text:p text:style-name="Standard"><text:span text:style-name="T1">This entry point is used to draw a single line.</text:span></text:p>
      <text:p text:style-name="P2"/>
      <text:p text:style-name="Standard"><text:span text:style-name="T1">XYStart and XYEnd can be easily programmed by using the following define:</text:span></text:p>
      <text:p text:style-name="P2"/>
      <text:p text:style-name="Standard"><text:span text:style-name="T4"><text:tab/>#define PT( x , y ) <text:s text:c="6"/>( ( ( (y) &amp; 0xFFFF ) &lt;&lt; 16 ) | ( (x) <text:s/>&amp; 0xFFFF ) )</text:span></text:p>
      <text:p text:style-name="P2"/>
      <text:p text:style-name="Standard"><text:span text:style-name="T1">The parameters are explained here:</text:span></text:p>
      <text:p text:style-name="P8"/>
      <text:p text:style-name="Standard"><text:span text:style-name="T4">color</text:span><text:span text:style-name="T1"><text:tab/><text:tab/>Color to use for the lines. This must be formatted in the current pixel format.</text:span></text:p>
      <text:p text:style-name="P9"/>
      <text:p text:style-name="P57"><text:span text:style-name="T4">XYStart</text:span><text:span text:style-name="T1"><text:tab/>The x,y value of the first point; using the </text:span><text:span text:style-name="T4">#define pt(x,y)</text:span><text:span text:style-name="T1"> given above.</text:span></text:p>
      <text:p text:style-name="P9"/>
      <text:p text:style-name="P57"><text:span text:style-name="T4">XYEnd</text:span><text:span text:style-name="T1"><text:tab/>The x,y value of the second point; using the </text:span><text:span text:style-name="T4">#define pt(x,y)</text:span><text:span text:style-name="T1"> given above.</text:span></text:p>
      <text:p text:style-name="P9"/>
      <text:p text:style-name="Standard"><text:span text:style-name="T4">LineStyle</text:span><text:span text:style-name="T1"><text:tab/>Contains a 32 bit pattern to use while drawing the lines.</text:span></text:p>
      <text:p text:style-name="P64"><text:span text:style-name="T1">A ‘0’ means no write, a ‘1’ means write.</text:span></text:p>
      <text:p text:style-name="P65"/>
      <text:p text:style-name="P61"><text:span text:style-name="T1">A linestyle of 0x00000000 is a solid linestyle as fully transparent lines are not very useful. </text:span></text:p>
      <text:p text:style-name="P62"/>
      <text:p text:style-name="P36"><text:span text:style-name="T4">Note:<text:tab/></text:span><text:span text:style-name="T1">This function will return an error if MSIDOS is in direct access mode; msiSetParameters ( -1 or a valid pointer) must be called before calling this entry point.</text:span></text:p>
      <text:p text:style-name="P24"/>
      <text:p text:style-name="P36"><text:span text:style-name="T4">Note:<text:tab/></text:span><text:span text:style-name="T1">This function will return an error if it is not called between msiStartFrame and msiEndFrame.</text:span></text:p>
      <text:p text:style-name="P24"/>
      <text:p text:style-name="P32"><text:span text:style-name="T4">Returns</text:span><text:span text:style-name="T1"> TRUE if successful.</text:span></text:p>
      <text:p text:style-name="P12"/>
      <text:h text:style-name="P107" text:outline-level="2"/>
      <text:h text:style-name="P108" text:outline-level="2"><text:bookmark-start text:name="_Toc385307980"/>msiSetParameters General State change function<text:bookmark-end text:name="_Toc385307980"/></text:h>
      <text:p text:style-name="P6"/>
      <text:p text:style-name="P6"/>
      <text:p text:style-name="P71"><text:span text:style-name="T15">BOOL </text:span><text:span text:style-name="T16">msiSetParameters<text:tab/></text:span><text:span text:style-name="T15">( T_msiParameters* pParameters )</text:span></text:p>
      <text:p text:style-name="P12"/>
      <text:p text:style-name="P17"><text:span text:style-name="T1">This entry point is used to set the rendering parameters for texturing, z and color processing. </text:span></text:p>
      <text:p text:style-name="P25"/>
      <text:p text:style-name="P37"><text:span text:style-name="T4">Note:</text:span><text:span text:style-name="T1"> <text:tab/>Before doing any dumb frame buffer rendering, call this entry point with a NULL pointer. This way the MSI library can setup the device for direct frame buffer accesses. To quit the direct access mode, this entry point must be called with -1 or a valid pointer.</text:span></text:p>
      <text:p text:style-name="P42"/>
      <text:p text:style-name="P37"><text:span text:style-name="T4">Note:<text:tab/></text:span><text:span text:style-name="T1">When requesting the direct access mode, the game blocks waiting for the graphics engine to finish pending rendering. </text:span><text:span text:style-name="T6">This may slow down the game if not used properly</text:span><text:span text:style-name="T1">.</text:span></text:p>
      <text:p text:style-name="P39"/>
      <text:p text:style-name="P37"><text:span text:style-name="T4">Note:<text:tab/></text:span><text:span text:style-name="T1">This function </text:span><text:span text:style-name="T4">must</text:span><text:span text:style-name="T1"> be called inside a Start/End Frame pair when doing anything else than dumb frame buffer rendering.</text:span></text:p>
      <text:p text:style-name="P6"/>
      <text:p text:style-name="P6"/>
      <text:p text:style-name="P72"><text:span text:style-name="T5">TEXTURE PARAMETERS</text:span></text:p>
      <text:p text:style-name="P2"/>
      <text:p text:style-name="P58"><text:span text:style-name="T4">Enable</text:span><text:span text:style-name="T1"><text:tab/>Enable texturing. If this value is set to TRUE then the invW, u and v values of the vertex must be valid, otherwise they are ignored. </text:span></text:p>
      <text:p text:style-name="P2"/>
      <text:p text:style-name="P58"><text:span text:style-name="T4">Width, Height</text:span><text:span text:style-name="T1"> <text:tab/>Dimensions of the texture. These values must be power of 2 values. The Width also specifies the pixel pitch of the texture image.</text:span></text:p>
      <text:p text:style-name="P9"/>
      <text:p text:style-name="P58"><text:span text:style-name="T4">Planes</text:span><text:span text:style-name="T1"><text:tab/>Specifies the bit per texel. For PseudoColor textures this value can be 4 or 8; for TrueColor textures it can be 15 or 16. PseudoColor textures contain an index to a true color palette in 5:6:5 RGB format.TrueColor textures of 15 bit contains colors in the 1:5:5:5 ARGB format and textures of 16 bits contain colors in the 5:6:5 RGB format.</text:span></text:p>
      <text:p text:style-name="P2"/>
      <text:p text:style-name="P58"><text:span text:style-name="T4">pMem</text:span><text:span text:style-name="T1"> <text:tab/>This value is a pointer to the texture image formatted according to the previous Width, Height and Planes values. The texture image can be located in a texture heap or in normal system memory. If the texture is already in the texture cache, this parameter must be set to NULL and CacheOffset is used to reference the texture.</text:span></text:p>
      <text:p text:style-name="P58"><text:span text:style-name="T4">pHeap <text:tab/></text:span><text:span text:style-name="T1">This value is a pointer to a previously allocated texture heap where the texture referenced by pMem can be found. The value NULL means that the texture is not allocated in a texture heap.</text:span></text:p>
      <text:p text:style-name="P2"/>
      <text:p text:style-name="P58"><text:span text:style-name="T4">CacheOffset<text:tab/></text:span><text:span text:style-name="T1">This value is an offset in the texture cache memory where the texture can be found or where the texture referenced by pMem must be copied.</text:span></text:p>
      <text:p text:style-name="P63"><text:span text:style-name="T4">The 5 LSB’s must be 0</text:span></text:p>
      <text:p text:style-name="P9"/>
      <text:p text:style-name="P58"><text:span text:style-name="T4">Clamp_u</text:span><text:span text:style-name="T1"><text:tab/>Indicates that the u and v texel coordinates must be clamped to the </text:span></text:p>
      <text:p text:style-name="P17"><text:span text:style-name="T4">Clamp_v</text:span><text:span text:style-name="T1"> <text:tab/>texture dimensions. Otherwise they wrap around on the texture boundaries.</text:span></text:p>
      <text:p text:style-name="P2"/>
      <text:p text:style-name="P58"><text:span text:style-name="T4">Modulate</text:span><text:span text:style-name="T1"><text:tab/>Indicates that the texel color must be modulated with the surface modulation factors. The mr, mg and mb values of the vertex must be valid.</text:span></text:p>
      <text:p text:style-name="Standard"><text:span text:style-name="T1"><text:s text:c="13"/></text:span></text:p>
      <text:p text:style-name="P58"><text:soft-page-break/><text:span text:style-name="T4">Decal</text:span><text:span text:style-name="T1"><text:tab/>Indicates that the texel color must be blended with the surface color. The blending is implemented as a transparency test. For PseudoColor textures the color keying gives the blending info. For TrueColor textures in the 1555 ARGB format, the alpha keying is used. For TrueColor textures in the 565 RGB format, the color keying is used. The r, g and b values of the vertex must be valid. </text:span></text:p>
      <text:p text:style-name="P54"/>
      <text:p text:style-name="P58"><text:span text:style-name="T4">Note</text:span><text:span text:style-name="T1">: <text:tab/>If both Decal and Modulation are set to TRUE, then the rendering is performed in two passes. (</text:span><text:span text:style-name="T4">This is a slow process)</text:span></text:p>
      <text:p text:style-name="P2"/>
      <text:p text:style-name="P58"><text:span text:style-name="T4">Transparency</text:span><text:span text:style-name="T1"> <text:tab/>Indicates that texture transparency is to be performed. Texture transparency is controlled by the color keying. Pixels covered by transparent texture areas are not written to the frame buffer.</text:span></text:p>
      <text:p text:style-name="P2"/>
      <text:p text:style-name="P57"><text:span text:style-name="T4">KeyingColor<text:tab/><text:tab/></text:span><text:span text:style-name="T1">Specifies the color key and the associated mask. The </text:span></text:p>
      <text:p text:style-name="Standard"><text:span text:style-name="T4">KeyingColorMask</text:span><text:span text:style-name="T1"> <text:s/><text:tab/>texture is defined as transparent if the following <text:s/>equation is TRUE</text:span></text:p>
      <text:p text:style-name="P52"/>
      <text:p text:style-name="P50"><text:span text:style-name="T1"><text:s text:c="13"/>texel &amp; KeyingColorMask == KeyingColor</text:span></text:p>
      <text:p text:style-name="P52"/>
      <text:p text:style-name="P36"><text:span text:style-name="T4">Note:</text:span><text:span text:style-name="T1"><text:tab/>The color key is specified in the texture format (4, 8 15 or 16 bit planes).</text:span></text:p>
      <text:p text:style-name="P2"/>
      <text:p text:style-name="P59"><text:span text:style-name="T4">KeyingAlpha<text:tab/></text:span><text:span text:style-name="T1">Specifies the alpha key and the associated mask. The</text:span></text:p>
      <text:p text:style-name="Standard"><text:span text:style-name="T4">KeyingAlphaMask</text:span><text:span text:style-name="T1"> <text:s/><text:tab/>texture is defined as transparent if the following equation is TRUE</text:span></text:p>
      <text:p text:style-name="P2"/>
      <text:p text:style-name="P23"><text:span text:style-name="T1"><text:s text:c="10"/><text:tab/>texel bit 15 &amp; KeyingAlphaMask == KeyingAlpha</text:span></text:p>
      <text:p text:style-name="P24"/>
      <text:p text:style-name="P36"><text:span text:style-name="T4">Note:</text:span><text:span text:style-name="T1"> <text:tab/>The alpha key is 1 bit and is used for 15 bit TrueColor textures only.</text:span></text:p>
      <text:p text:style-name="P6"/>
      <text:p text:style-name="P6"/>
      <text:p text:style-name="P73"><text:span text:style-name="T5">TEXTURE LUT PARAMETERS</text:span></text:p>
      <text:p text:style-name="P2"/>
      <text:p text:style-name="P58"><text:span text:style-name="T4">pMem</text:span><text:span text:style-name="T1"><text:tab/>For PseudoColor textures, this value references the lookup <text:s/>table for texel indices. The lookup table contains 16 bit colors in the 5:6:5 RGB format. For 4 bit PseudoColor textures, this pointer references an array of 16 colors; for 8 bit PseudoColor textures, the array is of 256 colors. The LUT can be located in a texture heap or in normal system memory. If the LUT is in the texture cache, this parameter must be set to NULL and CacheOffset is used to reference the LUT.</text:span></text:p>
      <text:p text:style-name="P58"><text:span text:style-name="T4">pHeap <text:tab/></text:span><text:span text:style-name="T1">This value is a pointer to a previously allocated texture heap where the LUT referenced by pMem can be found. The value NULL means that the LUT is not allocated in a texture heap.</text:span></text:p>
      <text:p text:style-name="P54"/>
      <text:p text:style-name="P58"><text:span text:style-name="T4">CacheOffset</text:span><text:span text:style-name="T1"><text:tab/>This value is an offset in the texture cache memory where the LUT <text:s/>can be found or where the LUT referenced by pMem <text:s/>must be copied.</text:span></text:p>
      <text:p text:style-name="P74"><text:span text:style-name="T4">The 5 LSB’s must be 0</text:span></text:p>
      <text:p text:style-name="P9"/>
      <text:p text:style-name="P6"/>
      <text:p text:style-name="P75"><text:span text:style-name="T5">DEPTH PARAMETERS</text:span></text:p>
      <text:p text:style-name="P2"/>
      <text:p text:style-name="P57"><text:span text:style-name="T4">Enable</text:span><text:span text:style-name="T1"><text:tab/>Enable the depth processing (compare and update)</text:span></text:p>
      <text:p text:style-name="P52"/>
      <text:p text:style-name="P57"><text:span text:style-name="T4">Compare<text:tab/></text:span><text:span text:style-name="T1">Define the z compare to use. msiCMP_*</text:span></text:p>
      <text:p text:style-name="P50"><text:span text:style-name="T1"><text:s text:c="9"/></text:span></text:p>
      <text:p text:style-name="P57"><text:span text:style-name="T4">Protect</text:span><text:span text:style-name="T1"><text:tab/>Specifies that Z buffer update must not be performed.</text:span></text:p>
      <text:p text:style-name="P6"/>
      <text:p text:style-name="P6"/>
      <text:p text:style-name="P76"><text:soft-page-break/><text:span text:style-name="T5">COLOR PARAMETERS</text:span></text:p>
      <text:p text:style-name="P52"/>
      <text:p text:style-name="P57"><text:span text:style-name="T4">Dither</text:span><text:span text:style-name="T1"><text:tab/>Indicate that dithering must be performed.</text:span></text:p>
      <text:p text:style-name="P52"/>
      <text:p text:style-name="P57"><text:span text:style-name="T4">Protect</text:span><text:span text:style-name="T1"><text:tab/>Specifies that color buffer update must not be performed.</text:span></text:p>
      <text:p text:style-name="P2"/>
      <text:p text:style-name="P2"/>
      <text:p text:style-name="P36"><text:span text:style-name="T4">Note:<text:tab/>msiSetParameters has been optimized so that if you reload a CLUT with the same CacheOffset, it will not reload the CLUT. <text:s/>Furthermore, if you alternate between the same CLUT4 and CLUT8, only the first 16 entries of the CLUT will be reloaded.</text:span></text:p>
      <text:p text:style-name="P2"/>
      <text:p text:style-name="P2"/>
      <text:p text:style-name="P32"><text:span text:style-name="T4">Returns</text:span><text:span text:style-name="T1"> TRUE if successful.</text:span></text:p>
      <text:h text:style-name="P107" text:outline-level="2"/>
      <text:h text:style-name="P108" text:outline-level="2"><text:bookmark-start text:name="_Toc385307981"/>Texture State change functions<text:bookmark-end text:name="_Toc385307981"/></text:h>
      <text:p text:style-name="P6"/>
      <text:p text:style-name="P6"/>
      <text:p text:style-name="P77"><text:span text:style-name="T15">BOOL </text:span><text:span text:style-name="T16">msiSetTextureCLUT4</text:span><text:span text:style-name="T15">( <text:tab/>DWORD Offset, </text:span><text:line-break/><text:span text:style-name="T15">DWORD Index <text:s text:c="2"/>)</text:span></text:p>
      <text:p text:style-name="P12"/>
      <text:p text:style-name="Standard"><text:span text:style-name="T1">This entry point is used to change the CLUT4 index and/or load the CLUT4 in this index. You can call this function to change a CLUT4 without calling msiSetParameters. </text:span></text:p>
      <text:p text:style-name="P2"/>
      <text:p text:style-name="Standard"><text:span text:style-name="T1">The Mystique Graphics Engine can have up to 16 cached CLUT4 entries. </text:span></text:p>
      <text:p text:style-name="P2"/>
      <text:p text:style-name="Standard"><text:span text:style-name="T1">Passing a value higher than 0x80000000 as the Offset will tell the Graphics Engine that it must now use the cached CLUT at index: Index.</text:span></text:p>
      <text:p text:style-name="P2"/>
      <text:p text:style-name="Standard"><text:span text:style-name="T1">The parameters are explained here:</text:span></text:p>
      <text:p text:style-name="P1"/>
      <text:p text:style-name="Standard"><text:span text:style-name="T4">Offset</text:span><text:span text:style-name="T1"> <text:tab/><text:tab/>Offset inside the Mystique’s texture memory to the CLUT4 to load.</text:span></text:p>
      <text:p text:style-name="P51"><text:span text:style-name="T4"><text:s text:c="13"/>The 5 LSB’s must be 0</text:span></text:p>
      <text:p text:style-name="P2"/>
      <text:p text:style-name="Standard"><text:span text:style-name="T4">Index</text:span><text:span text:style-name="T1"><text:tab/><text:tab/>0-15 indicate which cached entry is being used in the 16 CLUT4 spaces.</text:span></text:p>
      <text:p text:style-name="P2"/>
      <text:p text:style-name="Standard"><text:span text:style-name="T1">Examples:</text:span></text:p>
      <text:p text:style-name="P2"/>
      <text:p text:style-name="Standard"><text:span text:style-name="T1">msiSetCLUT4( 512, 0 )<text:tab/>will load the CLUT4 at offset 512 in the Mystique’s memory </text:span></text:p>
      <text:p text:style-name="Standard"><text:span text:style-name="T1"><text:s text:c="17"/><text:tab/><text:tab/>into CLUT4 index 0. And set the used CLUT4 to index 0.</text:span></text:p>
      <text:p text:style-name="P2"/>
      <text:p text:style-name="Standard"><text:span text:style-name="T1">msiSetCLUT4( 1024, 1 )<text:tab/>will load the CLUT4 at offset 1024 in the Mystique’s memory </text:span></text:p>
      <text:p text:style-name="Standard"><text:span text:style-name="T1"><text:s text:c="19"/><text:tab/><text:tab/>into CLUT4 index 1. And set the used CLUT4 to index 1.</text:span></text:p>
      <text:p text:style-name="P2"/>
      <text:p text:style-name="Standard"><text:span text:style-name="T1">msiSetCLUT4( 0xFFFFFFFF, 0 )<text:tab/>will set the used CLUT4 to be the one at index 0 </text:span></text:p>
      <text:p text:style-name="P2"/>
      <text:p text:style-name="Standard"><text:span text:style-name="T1">msiSetCLUT4( 0xFFFFFFFF, 1 )<text:tab/>will set the used CLUT4 to be the one at index 1</text:span></text:p>
      <text:p text:style-name="Standard"><text:span text:style-name="T1"><text:tab/></text:span></text:p>
      <text:p text:style-name="P2"/>
      <text:p text:style-name="P36"><text:span text:style-name="T4">Note:<text:tab/>msiSetParameters has been optimized so that if you reload a CLUT with the same CacheOffset, it will not reload the CLUT. msiSetTextureCLUT4 is not optimized in this way. However when you load a CLUT to position 0, this new CLUT4’s offset will be cached for msiSetParameters. </text:span></text:p>
      <text:p text:style-name="P2"/>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2"/>
      <text:p text:style-name="P32"><text:span text:style-name="T4">Returns</text:span><text:span text:style-name="T1"> TRUE if successful.</text:span></text:p>
      <text:p text:style-name="P2"/>
      <text:p text:style-name="P2"/>
      <text:p text:style-name="P2"/>
      <text:p text:style-name="P2"/>
      <text:p text:style-name="P78"/>
      <text:p text:style-name="P79"><text:span text:style-name="T15"><text:s text:c="2"/>BOOL </text:span><text:span text:style-name="T16">msiSetTextureCLUT8 </text:span><text:span text:style-name="T15">( DWORD Offset )</text:span></text:p>
      <text:p text:style-name="P12"/>
      <text:p text:style-name="Standard"><text:span text:style-name="T1">This entry point is used to change the CLUT8. You can call this function to change a CLUT8 without calling msiSetParameters. </text:span></text:p>
      <text:p text:style-name="P2"/>
      <text:p text:style-name="Standard"><text:span text:style-name="T1">The Mystique Graphics Engine can have 1 cached CLUT8 entry. </text:span></text:p>
      <text:p text:style-name="P2"/>
      <text:p text:style-name="Standard"><text:span text:style-name="T1">The parameters are explained here:</text:span></text:p>
      <text:p text:style-name="P2"/>
      <text:p text:style-name="Standard"><text:span text:style-name="T4">Offset</text:span><text:span text:style-name="T1"> <text:tab/><text:tab/>Offset inside the Mystique’s texture memory to the CLUT8 to load.</text:span></text:p>
      <text:p text:style-name="P51"><text:span text:style-name="T4"><text:s text:c="13"/>The 5 LSB’s must be 0</text:span></text:p>
      <text:p text:style-name="P2"/>
      <text:p text:style-name="P2"/>
      <text:p text:style-name="P36"><text:span text:style-name="T4">Note:<text:tab/>msiSetParameters has been optimized so that if you reload a CLUT with the same CacheOffset, it will not reload the CLUT. MsiSetTextureCLUT8 is not optimized in this way. However when you load a CLUT8 in this way, we keep this offset for the next msiSetParameters.</text:span></text:p>
      <text:p text:style-name="P40"/>
      <text:p text:style-name="P36"><text:span text:style-name="T4">Note:<text:tab/>If you are currently set to CLUT4 (with msiSetParameters) and do a CLUT8 load with this function, only the first 16 entries of the CLUT8 will be loaded to index 0 of the Cached CLUT4 entries.</text:span></text:p>
      <text:p text:style-name="P2"/>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6"/>
      <text:p text:style-name="P6"/>
      <text:p text:style-name="P6"/>
      <text:p text:style-name="P6"/>
      <text:p text:style-name="P80"><text:span text:style-name="T15"><text:s text:c="2"/>BOOL </text:span><text:span text:style-name="T16">msiSetTextureTransparency </text:span><text:span text:style-name="T15">( DWORD MaskKey )</text:span></text:p>
      <text:p text:style-name="P2"/>
      <text:p text:style-name="Standard"><text:span text:style-name="T1">This entry point is used to change the Transparency mask and key without calling msiSetParameters. This can be used to set transparency between triangles if you have selected transparency=True in a previous call to msiSetParameters.</text:span></text:p>
      <text:p text:style-name="P2"/>
      <text:p text:style-name="Standard"><text:span text:style-name="T1">The parameters are explained here:</text:span></text:p>
      <text:p text:style-name="P2"/>
      <text:p text:style-name="Standard"><text:span text:style-name="T4">MaskKey</text:span><text:span text:style-name="T1"><text:tab/>Contains the mask and key of the color being used for transparency.</text:span></text:p>
      <text:p text:style-name="Standard"><text:span text:style-name="T1"><text:tab/><text:tab/>MaskKey = (Key &amp; 0x0000FFFF) | (Mask &amp; 0x0000FFFF)&lt;&lt;16</text:span></text:p>
      <text:p text:style-name="Standard"><text:span text:style-name="T1"><text:tab/><text:tab/>a MaskKey of 0x0000FFFF is always non transparent.</text:span></text:p>
      <text:p text:style-name="P2"/>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2"/>
      <text:p text:style-name="P81"><text:soft-page-break/></text:p>
      <text:p text:style-name="P82"><text:span text:style-name="T15"><text:s text:c="2"/>BOOL </text:span><text:span text:style-name="T16">msiSetTextureOffset</text:span><text:span text:style-name="T15"> ( DWORD Offset )</text:span></text:p>
      <text:p text:style-name="P2"/>
      <text:p text:style-name="Standard"><text:span text:style-name="T1">This entry point is used to change the Offset to the current used texture without calling msiSetParameters. This can be used to change the used texture between triangles. Make sure that these different triangles are of the same type (same width, height, color planes...)</text:span></text:p>
      <text:p text:style-name="P2"/>
      <text:p text:style-name="Standard"><text:span text:style-name="T1">The parameters are explained here:</text:span></text:p>
      <text:p text:style-name="P2"/>
      <text:p text:style-name="Standard"><text:span text:style-name="T13">Offset</text:span><text:span text:style-name="T9"> <text:tab/><text:tab/>Offset inside the Mystique’s texture memory to the texture to use.</text:span></text:p>
      <text:p text:style-name="P51"><text:span text:style-name="T4"><text:s text:c="13"/>The 5 LSB’s must be 0</text:span></text:p>
      <text:p text:style-name="P9"/>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6"/>
      <text:p text:style-name="P6"/>
      <text:p text:style-name="P6"/>
      <text:p text:style-name="P6"/>
      <text:p text:style-name="P83"><text:span text:style-name="T15"><text:s text:c="2"/>BOOL </text:span><text:span text:style-name="T16">msiSetTexturePlanes</text:span><text:span text:style-name="T15">( LONG Planes )</text:span></text:p>
      <text:p text:style-name="P2"/>
      <text:p text:style-name="Standard"><text:span text:style-name="T1">This entry point is used to change the number of planes of the current used texture without calling msiSetParameters. This can be used to adjust the number of planes when changing the texture between triangles using msiSetTexOffset.</text:span></text:p>
      <text:p text:style-name="P2"/>
      <text:p text:style-name="Standard"><text:span text:style-name="T1">The Parameters are explained here:</text:span></text:p>
      <text:p text:style-name="P2"/>
      <text:p text:style-name="Standard"><text:span text:style-name="T13">Planes<text:tab/><text:tab/></text:span><text:span text:style-name="T9">The number of planes in bits per pixel used by the current texture pointed to inside the</text:span></text:p>
      <text:p text:style-name="Standard"><text:span text:style-name="T9"><text:tab/><text:tab/>Mystique’s texture memory.</text:span></text:p>
      <text:p text:style-name="Standard"><text:span text:style-name="T9"><text:tab/><text:tab/></text:span><text:span text:style-name="T4">The valid numbers of planes are 4, 8, 15, and 16 bits per pixel</text:span></text:p>
      <text:p text:style-name="P2"/>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6"/>
      <text:p text:style-name="P6"/>
      <text:p text:style-name="P6"/>
      <text:p text:style-name="P6"/>
      <text:p text:style-name="P6"/>
      <text:p text:style-name="P84"/>
      <text:p text:style-name="P85"><text:span text:style-name="T15"><text:s text:c="2"/>BOOL </text:span><text:span text:style-name="T16">msiSetTextureSize</text:span><text:span text:style-name="T15">( LONG Width, LONG Height )</text:span></text:p>
      <text:p text:style-name="P2"/>
      <text:p text:style-name="Standard"><text:span text:style-name="T1">This entry point is used to change the texture width and height parameters of the current used texture without calling msiSetParameters. This can be used to adjust the texture size and width <text:s/>when changing the texture between triangles using msiSetTexOffset.</text:span></text:p>
      <text:p text:style-name="P2"/>
      <text:p text:style-name="Standard"><text:span text:style-name="T1">The Parameters are explained here:</text:span></text:p>
      <text:p text:style-name="P2"/>
      <text:p text:style-name="Standard"><text:span text:style-name="T13">Width <text:tab/><text:tab/></text:span><text:span text:style-name="T9">The Width <text:s/>of the texture in pixels.</text:span></text:p>
      <text:p text:style-name="Standard"><text:span text:style-name="T13">Height</text:span><text:span text:style-name="T9"><text:tab/><text:tab/>The Height of the texture in pixels.</text:span></text:p>
      <text:p text:style-name="P1"/>
      <text:p text:style-name="Standard"><text:span text:style-name="T4">Note:<text:tab/></text:span><text:span text:style-name="T1">The Parameters MUST be valid powers of 2 and must lie in the range 8 to 1024.</text:span></text:p>
      <text:p text:style-name="P2"/>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6"/>
      <text:p text:style-name="P6"/>
      <text:p text:style-name="P6"/>
      <text:p text:style-name="P6"/>
      <text:p text:style-name="P86"><text:span text:style-name="T15"><text:s text:c="2"/>BOOL </text:span><text:span text:style-name="T16">msiSetTextureWrap</text:span><text:span text:style-name="T15">( BOOL ClampU, BOOL ClampV )</text:span></text:p>
      <text:p text:style-name="P2"/>
      <text:p text:style-name="Standard"><text:span text:style-name="T1">This Entry point is used to set up the wrapping attributes without calling msiSetParameters.</text:span></text:p>
      <text:p text:style-name="P2"/>
      <text:p text:style-name="Standard"><text:span text:style-name="T1">The Parameters are explained here:</text:span></text:p>
      <text:p text:style-name="P2"/>
      <text:p text:style-name="P57"><text:span text:style-name="T4">ClampU<text:tab/></text:span><text:span text:style-name="T1">Indicates that the u and v texel coordinates must be clamped to the texture dimensions.</text:span></text:p>
      <text:p text:style-name="Standard"><text:span text:style-name="T4">ClampV<text:tab/></text:span><text:span text:style-name="T1">Otherwise they wrap around on the texture boundaries.</text:span></text:p>
      <text:p text:style-name="P1"/>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6"/>
      <text:p text:style-name="P6"/>
      <text:p text:style-name="P6"/>
      <text:p text:style-name="P6"/>
      <text:p text:style-name="P87"><text:span text:style-name="T15"><text:s text:c="2"/>BOOL </text:span><text:span text:style-name="T16">msiSetTextureBlend</text:span><text:span text:style-name="T15">( ULONG msiTexBlend )</text:span></text:p>
      <text:p text:style-name="P2"/>
      <text:p text:style-name="Standard"><text:span text:style-name="T1">This entry point is used to set the Decal and Modulate Parameters without calling msiSetParameters. Valid parameters are DECAL, MODULATE, and DECAL | MODULATE.</text:span></text:p>
      <text:p text:style-name="P2"/>
      <text:p text:style-name="Standard"><text:span text:style-name="T1">The Parameters are explained here:</text:span></text:p>
      <text:p text:style-name="P2"/>
      <text:p text:style-name="Standard"><text:soft-page-break/><text:span text:style-name="T4">DECAL<text:tab/><text:tab/></text:span><text:span text:style-name="T1">Sets Decal Blending.. (See TEXTURE PARAMETERS above.)</text:span></text:p>
      <text:p text:style-name="Standard"><text:span text:style-name="T4">MODULATE<text:tab/></text:span><text:span text:style-name="T1">Sets Modulate Blending.. (See TEXTURE PARAMETERS above.)</text:span></text:p>
      <text:p text:style-name="P1"/>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6"/>
      <text:p text:style-name="P6"/>
      <text:p text:style-name="P6"/>
      <text:p text:style-name="P6"/>
      <text:p text:style-name="P81"><text:span text:style-name="T15">BOOL </text:span><text:span text:style-name="T16">msiSetTextureEnable </text:span><text:span text:style-name="T15"><text:s/>( BOOL Enable ) </text:span></text:p>
      <text:p text:style-name="P2"/>
      <text:p text:style-name="Standard"><text:span text:style-name="T1">This entry point is used to select between Textured Triangles and Gouraud Shaded Triangles.</text:span></text:p>
      <text:p text:style-name="P2"/>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2"/>
      <text:h text:style-name="P107" text:outline-level="2"/>
      <text:h text:style-name="P108" text:outline-level="2"><text:bookmark-start text:name="_Toc385307982"/>General State change functions<text:bookmark-end text:name="_Toc385307982"/></text:h>
      <text:p text:style-name="P6"/>
      <text:p text:style-name="P6"/>
      <text:p text:style-name="P88"><text:span text:style-name="T15">BOOL </text:span><text:span text:style-name="T16">msiSetDepthCompare</text:span><text:span text:style-name="T15">( DWORD Cmp )</text:span></text:p>
      <text:p text:style-name="P2"/>
      <text:p text:style-name="Standard"><text:span text:style-name="T1">This entry point is used to change how Z-Buffer comparison ( Depth Processing ) without calling msiSetParameters.</text:span></text:p>
      <text:p text:style-name="P2"/>
      <text:p text:style-name="Standard"><text:span text:style-name="T1">The Parameters are explained here:</text:span></text:p>
      <text:p text:style-name="P2"/>
      <text:p text:style-name="Standard"><text:span text:style-name="T13">Cmp<text:tab/><text:tab/></text:span><text:span text:style-name="T9">The new Depth Compare parameter to be used for depth processing.</text:span></text:p>
      <text:p text:style-name="P1"/>
      <text:p text:style-name="Standard"><text:span text:style-name="T9"><text:tab/><text:tab/></text:span><text:span text:style-name="T4">The valid compare parameters are:</text:span></text:p>
      <text:p text:style-name="P8"/>
      <text:p text:style-name="Standard"><text:span text:style-name="T4"><text:tab/><text:tab/><text:tab/>msiCMP_NEVER</text:span></text:p>
      <text:p text:style-name="Standard"><text:span text:style-name="T4"><text:tab/><text:tab/><text:tab/>msiCMP_LESS</text:span></text:p>
      <text:p text:style-name="P89"><text:span text:style-name="T4">msiCMP_EQUAL</text:span></text:p>
      <text:p text:style-name="P89"><text:span text:style-name="T4">msiCMP_LEQUAL</text:span></text:p>
      <text:p text:style-name="P89"><text:span text:style-name="T4">msiCMP_GREATER</text:span></text:p>
      <text:p text:style-name="P89"><text:span text:style-name="T4">msiCMP_NOTEQUAL</text:span></text:p>
      <text:p text:style-name="P89"><text:span text:style-name="T4">msiCMP_GEQUAL</text:span></text:p>
      <text:p text:style-name="P89"><text:span text:style-name="T4">msiCMP_ALWAYS</text:span></text:p>
      <text:p text:style-name="P8"/>
      <text:p text:style-name="P36"><text:span text:style-name="T4">Note: <text:tab/>If depth protection is on and the user calls this routine with a valid depth parameter, depth protection is automatically switched off and the depth processing set to the depth parameter.</text:span></text:p>
      <text:p text:style-name="P40"/>
      <text:p text:style-name="P36"><text:span text:style-name="T4">Note:<text:tab/>An invalid parameter will turn depth processing off. <text:s text:c="19"/></text:span></text:p>
      <text:p text:style-name="P23"><text:span text:style-name="T4">e.g. msiSetTextureDepth(0).</text:span></text:p>
      <text:p text:style-name="P8"/>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6"/>
      <text:p text:style-name="P6"/>
      <text:p text:style-name="P6"/>
      <text:p text:style-name="P90"/>
      <text:p text:style-name="P91"><text:span text:style-name="T15">BOOL </text:span><text:span text:style-name="T16">msiSetDitherEnable</text:span><text:span text:style-name="T15">( BOOL Dither )</text:span></text:p>
      <text:p text:style-name="P2"/>
      <text:p text:style-name="Standard"><text:span text:style-name="T1">This entry point is used to turn color dithering on/off without calling msiSetParameters.</text:span></text:p>
      <text:p text:style-name="Standard"><text:span text:style-name="T1">Sending TRUE will turn color dithering on, and FALSE will turn it off.</text:span></text:p>
      <text:p text:style-name="P2"/>
      <text:p text:style-name="P36"><text:span text:style-name="T4">Note:<text:tab/></text:span><text:span text:style-name="T1">This function will return an error if MSIDOS is in direct access mode; msiSetParameters ( -1 or a valid pointer) must be called before to call this entry point in such situation.</text:span></text:p>
      <text:p text:style-name="P24"/>
      <text:p text:style-name="P36"><text:span text:style-name="T4">Note:<text:tab/></text:span><text:span text:style-name="T1">This function will return an error if it is not called between msiStartFrame and msiEndFrame.</text:span></text:p>
      <text:p text:style-name="P38"/>
      <text:p text:style-name="P32"><text:span text:style-name="T4">Returns</text:span><text:span text:style-name="T1"> TRUE if successful.</text:span></text:p>
      <text:p text:style-name="P2"/>
      <text:p text:style-name="P2"/>
      <text:p text:style-name="P2"/>
      <text:h text:style-name="P107" text:outline-level="2"/>
      <text:h text:style-name="P108" text:outline-level="2"><text:bookmark-start text:name="_Toc385307983"/>Special functions<text:bookmark-end text:name="_Toc385307983"/></text:h>
      <text:p text:style-name="P2"/>
      <text:p text:style-name="P2"/>
      <text:p text:style-name="P2"/>
      <text:p text:style-name="P92"><text:span text:style-name="T15">BOOL </text:span><text:span text:style-name="T16">msiSplashScreen</text:span><text:span text:style-name="T15">( void )</text:span></text:p>
      <text:p text:style-name="P2"/>
      <text:p text:style-name="Standard"><text:span text:style-name="T1">This entry point will display a Matrox Splash Screen.</text:span></text:p>
      <text:p text:style-name="P2"/>
      <text:p text:style-name="Standard"><text:span text:style-name="T1">Game Developers should display this in their games. <text:s/>It should be used right after a call to msiInit or at the very end of a game; right before a call to msiExit.</text:span></text:p>
      <text:p text:style-name="P2"/>
      <text:p text:style-name="P2"/>
      <text:p text:style-name="P36"><text:span text:style-name="T4">Note:<text:tab/></text:span><text:span text:style-name="T1">This function will overwrite the Texture Cache. <text:s/>Hence, don’t load textures into the Texture Cache before calling this.</text:span></text:p>
      <text:p text:style-name="P38"/>
      <text:p text:style-name="P36"><text:span text:style-name="T4">Note:<text:tab/></text:span><text:span text:style-name="T1">This function will return an error if MSIDOS is in direct access mode.</text:span></text:p>
      <text:p text:style-name="P38"/>
      <text:p text:style-name="P36"><text:span text:style-name="T4">Note:<text:tab/></text:span><text:span text:style-name="T1">This function will return an error if it is called inside an msiStartFrame - msiEndFrame pair.</text:span></text:p>
      <text:p text:style-name="P2"/>
      <text:p text:style-name="P2"/>
      <text:p text:style-name="P32"><text:span text:style-name="T4">Returns</text:span><text:span text:style-name="T1"> TRUE if successful.</text:span></text:p>
      <text:p text:style-name="P2"/>
      <text:p text:style-name="P2"/>
      <text:p text:style-name="P2"/>
      <text:p text:style-name="P2"/>
      <text:p text:style-name="P2"/>
      <text:h text:style-name="P101" text:outline-level="1"/>
      <text:h text:style-name="P103" text:outline-level="1"><text:s/><text:bookmark-start text:name="_Toc385307984"/>Textures and LUT management<text:bookmark-end text:name="_Toc385307984"/></text:h>
      <text:p text:style-name="P2"/>
      <text:p text:style-name="P17"><text:span text:style-name="T1">MSIDOS supports a very flexible texture management scheme. The game has full control over texture management and uses the many MSIDOS mechanisms to handle texture trashing, allocation, copy, etc … MSIDOS allows the game to store the texture anywhere: system memory, MSIDOS texture heaps or engine texture cache. There are performance issues related to the mechanism used to update the engine texture cache.</text:span></text:p>
      <text:p text:style-name="P25"/>
      <text:p text:style-name="P37"><text:span text:style-name="T4">Note:</text:span><text:span text:style-name="T1"><text:tab/>The texture cache, texture heaps and the texture image are linear memory spaces.</text:span></text:p>
      <text:p text:style-name="P25"/>
      <text:p text:style-name="P17"><text:span text:style-name="T1">The 3D graphics engine can only use textures present in the offscreen texture cache to perform texture mapped rendering. The game has a direct access to the texture cache to load textures. The game manages the texture cache sub-allocation.</text:span></text:p>
      <text:p text:style-name="P25"/>
      <text:p text:style-name="P17"><text:span text:style-name="T1">As offscreen memory is a limited resource, <text:s/>there may not be enough texture cache memory to contain all the textures required for a frame. In this situation MSIDOS offers two mechanisms to update the texture cache with a new texture, trashing one or more textures in the texture cache.</text:span></text:p>
      <text:p text:style-name="P25"/>
      <text:p text:style-name="P17"><text:span text:style-name="T1">MSIDOS implements texture heaps. A texture heap resides in system memory and is known by the 3D graphics engine so it can, in an autonomous way, access it to update the texture cache. The game uses the texture heap memory as any other system memory to store textures. A game can allocate many texture heaps as required and store many textures in a single heap.</text:span></text:p>
      <text:p text:style-name="P25"/>
      <text:p text:style-name="P17"><text:span text:style-name="T1">If for some reasons it is not possible to have a texture in the texture cache or in a texture heap, MSIDOS allows textures to be located anywhere in system memory. There is a performance hit to have a texture outside a texture heap or the texture cache, as the 3D graphics engine cannot access directly the texture in such situation.</text:span></text:p>
      <text:p text:style-name="P2"/>
      <text:p text:style-name="Standard"><text:span text:style-name="T1">The following table shows how to use the possible mechanisms based on the msiTexture parameters specified in the T_msiParameters structure.</text:span></text:p>
      <text:p text:style-name="P2"/>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text:span text:style-name="T4">pHeap</text:span></text:p>
          </table:table-cell>
          <table:table-cell table:style-name="Table2.A1" office:value-type="string">
            <text:p text:style-name="P11"><text:span text:style-name="T4">pMem</text:span></text:p>
          </table:table-cell>
          <table:table-cell table:style-name="Table2.A1" office:value-type="string">
            <text:p text:style-name="P11"><text:span text:style-name="T4">CacheOffset</text:span></text:p>
          </table:table-cell>
          <table:table-cell table:style-name="Table2.A1" office:value-type="string">
            <text:p text:style-name="P11"><text:span text:style-name="T4">Action</text:span></text:p>
          </table:table-cell>
        </table:table-row>
        <table:table-row table:style-name="Table2.1">
          <table:table-cell table:style-name="Table2.A1" office:value-type="string">
            <text:p text:style-name="P11"><text:span text:style-name="T1">NULL</text:span></text:p>
          </table:table-cell>
          <table:table-cell table:style-name="Table2.A1" office:value-type="string">
            <text:p text:style-name="P11"><text:span text:style-name="T1">NULL</text:span></text:p>
          </table:table-cell>
          <table:table-cell table:style-name="Table2.A1" office:value-type="string">
            <text:p text:style-name="P11"><text:span text:style-name="T1">within texture cache</text:span></text:p>
          </table:table-cell>
          <table:table-cell table:style-name="Table2.A1" office:value-type="string">
            <text:p text:style-name="P11"><text:span text:style-name="T1">setup for actual cached texture</text:span></text:p>
          </table:table-cell>
        </table:table-row>
        <table:table-row table:style-name="Table2.1">
          <table:table-cell table:style-name="Table2.A1" office:value-type="string">
            <text:p text:style-name="P10"><text:span text:style-name="T1">NULL</text:span></text:p>
          </table:table-cell>
          <table:table-cell table:style-name="Table2.A1" office:value-type="string">
            <text:p text:style-name="P10"><text:span text:style-name="T1">within system memory</text:span></text:p>
          </table:table-cell>
          <table:table-cell table:style-name="Table2.A1" office:value-type="string">
            <text:p text:style-name="P10"><text:span text:style-name="T1">within texture cache</text:span></text:p>
          </table:table-cell>
          <table:table-cell table:style-name="Table2.A1" office:value-type="string">
            <text:p text:style-name="P10"><text:span text:style-name="T1">copy from system memory to cache</text:span></text:p>
          </table:table-cell>
        </table:table-row>
        <table:table-row table:style-name="Table2.1">
          <table:table-cell table:style-name="Table2.A1" office:value-type="string">
            <text:p text:style-name="P11"><text:span text:style-name="T1">VALID</text:span></text:p>
          </table:table-cell>
          <table:table-cell table:style-name="Table2.A1" office:value-type="string">
            <text:p text:style-name="P11"><text:span text:style-name="T1">within texture heap</text:span></text:p>
          </table:table-cell>
          <table:table-cell table:style-name="Table2.A1" office:value-type="string">
            <text:p text:style-name="P11"><text:span text:style-name="T1">within texture cache</text:span></text:p>
          </table:table-cell>
          <table:table-cell table:style-name="Table2.A1" office:value-type="string">
            <text:p text:style-name="P11"><text:span text:style-name="T1">copy from texture heap to cache</text:span></text:p>
          </table:table-cell>
        </table:table-row>
      </table:table>
      <text:p text:style-name="P24"/>
      <text:p text:style-name="P24"/>
      <text:list xml:id="list4028870661" text:style-name="WWNum1">
        <text:list-item>
          <text:p text:style-name="P93"><text:span text:style-name="T1">If the texture is already in the texture cache, the game calls msiSetParameters with CacheOffset pointing to the texture in the texture cache. This is the fastest situation as no texture copy is required. In this situation the value of pHeap and pMem must be NULL.</text:span></text:p>
        </text:list-item>
      </text:list>
      <text:p text:style-name="P25"/>
      <text:list xml:id="list140322745977920" text:continue-numbering="true" text:style-name="WWNum1">
        <text:list-item>
          <text:p text:style-name="P93"><text:span text:style-name="T1">If the texture is in a texture heap, the game calls msiSetParameters with pMem pointing to the texture in the texture heap, pHeap indicating the heap to use and CacheOffset indicating where to copy the texture in the texture cache.</text:span></text:p>
        </text:list-item>
      </text:list>
      <text:p text:style-name="P25"/>
      <text:list xml:id="list140323073727022" text:continue-numbering="true" text:style-name="WWNum1">
        <text:list-item>
          <text:p text:style-name="P93"><text:span text:style-name="T1">If the texture is not in the texture cache nor in a texture heap, the game calls msiSetParameters with pMem pointing to the texture in system memory, pHeap must be NULL and CacheOffset indicating where to copy the texture in the texture cache.</text:span></text:p>
        </text:list-item>
      </text:list>
      <text:p text:style-name="P2"/>
      <text:p text:style-name="P2"/>
      <text:p text:style-name="P2"/>
      <text:p text:style-name="P2"><text:soft-page-break/></text:p>
      <text:p text:style-name="Standard"><text:span text:style-name="T1">Pseudo-color textures are associated with a LUT. As for the textures, the LUT can be located in different memory spaces.</text:span></text:p>
      <text:p text:style-name="P24"/>
      <text:p text:style-name="Standard"><text:span text:style-name="T1">The following table shows how to use the possible mechanisms based on the msiLUT parameters specified in the T_msiParameters structure.</text:span></text:p>
      <text:p text:style-name="P24"/>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ext:span text:style-name="T4">pHeap</text:span></text:p>
          </table:table-cell>
          <table:table-cell table:style-name="Table3.A1" office:value-type="string">
            <text:p text:style-name="P11"><text:span text:style-name="T4">pMem</text:span></text:p>
          </table:table-cell>
          <table:table-cell table:style-name="Table3.A1" office:value-type="string">
            <text:p text:style-name="P11"><text:span text:style-name="T4">CacheOffset</text:span></text:p>
          </table:table-cell>
          <table:table-cell table:style-name="Table3.A1" office:value-type="string">
            <text:p text:style-name="P11"><text:span text:style-name="T4">Action</text:span></text:p>
          </table:table-cell>
        </table:table-row>
        <table:table-row table:style-name="Table3.1">
          <table:table-cell table:style-name="Table3.A1" office:value-type="string">
            <text:p text:style-name="P11"><text:span text:style-name="T1">NULL</text:span></text:p>
          </table:table-cell>
          <table:table-cell table:style-name="Table3.A1" office:value-type="string">
            <text:p text:style-name="P11"><text:span text:style-name="T1">NULL</text:span></text:p>
          </table:table-cell>
          <table:table-cell table:style-name="Table3.A1" office:value-type="string">
            <text:p text:style-name="P11"><text:span text:style-name="T1">within texture cache</text:span></text:p>
          </table:table-cell>
          <table:table-cell table:style-name="Table3.A1" office:value-type="string">
            <text:p text:style-name="P11"><text:span text:style-name="T1">setup for actual cached LUT</text:span></text:p>
          </table:table-cell>
        </table:table-row>
        <table:table-row table:style-name="Table3.1">
          <table:table-cell table:style-name="Table3.A1" office:value-type="string">
            <text:p text:style-name="P10"><text:span text:style-name="T1">NULL</text:span></text:p>
          </table:table-cell>
          <table:table-cell table:style-name="Table3.A1" office:value-type="string">
            <text:p text:style-name="P10"><text:span text:style-name="T1">within system memory</text:span></text:p>
          </table:table-cell>
          <table:table-cell table:style-name="Table3.A1" office:value-type="string">
            <text:p text:style-name="P10"><text:span text:style-name="T1">within texture cache</text:span></text:p>
          </table:table-cell>
          <table:table-cell table:style-name="Table3.A1" office:value-type="string">
            <text:p text:style-name="P10"><text:span text:style-name="T1">copy from system memory to cache</text:span></text:p>
          </table:table-cell>
        </table:table-row>
        <table:table-row table:style-name="Table3.1">
          <table:table-cell table:style-name="Table3.A1" office:value-type="string">
            <text:p text:style-name="P11"><text:span text:style-name="T1">VALID</text:span></text:p>
          </table:table-cell>
          <table:table-cell table:style-name="Table3.A1" office:value-type="string">
            <text:p text:style-name="P11"><text:span text:style-name="T1">within texture heap</text:span></text:p>
          </table:table-cell>
          <table:table-cell table:style-name="Table3.A1" office:value-type="string">
            <text:p text:style-name="P11"><text:span text:style-name="T1">within texture cache</text:span></text:p>
          </table:table-cell>
          <table:table-cell table:style-name="Table3.A1" office:value-type="string">
            <text:p text:style-name="P11"><text:span text:style-name="T1">copy from texture heap to cache</text:span></text:p>
          </table:table-cell>
        </table:table-row>
      </table:table>
      <text:p text:style-name="P24"/>
      <text:p text:style-name="P24"/>
      <text:p text:style-name="P24"/>
      <text:h text:style-name="P101" text:outline-level="1"/>
      <text:h text:style-name="P103" text:outline-level="1"><text:s/><text:bookmark-start text:name="_Toc385307985"/>System considerations<text:bookmark-end text:name="_Toc385307985"/></text:h>
      <text:p text:style-name="P24"/>
      <text:p text:style-name="P8"/>
      <text:p text:style-name="P95"><text:span text:style-name="T1">a) In MSIDOS, certain pointers require the _far keyword. <text:s/>This is sometimes confusing to programmers since the API is compiled in a flat memory model. <text:s/>Please see the demo code as <text:s/>an example.</text:span></text:p>
      <text:p text:style-name="P96"/>
      <text:p text:style-name="P94"><text:span text:style-name="T1">b) <text:s/>When running a MSIDOS game under a Win95 DOS Session, it is up to the game developer to provide a .pif or desktop shortcut that will not allow any switching of the game to the Win95 desktop (ex: ALT-TAB, CTRL-ESC,etc.) <text:s/>Switching to the desktop and back to the game will corrupt it.</text:span></text:p>
      <text:p text:style-name="P98"/>
      <text:p text:style-name="P95"><text:span text:style-name="T1">c)<text:tab/>A CASEEXACT option is also required when linking the final .exe.</text:span></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gsana New1" svg:font-family="'Angsana New'"/>
    <style:font-face style:name="Arial1" svg:font-family="Arial" style:font-family-generic="roman"/>
    <style:font-face style:name="Courier" svg:font-family="Courier" style:font-family-generic="roman"/>
    <style:font-face style:name="Times New Roman" svg:font-family="'Times New Roman'" style:font-family-generic="roman"/>
    <style:font-face style:name="Arial" svg:font-family="Arial" style:font-family-generic="swiss"/>
    <style:font-face style:name="Angsana New" svg:font-family="'Angsana New'"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Angsana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fo:font-size="10pt" style:font-name-asian="Courier New" style:font-family-asian="'Courier New'" style:font-family-generic-asian="system" style:font-pitch-asian="variable" style:font-size-asian="10pt"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default-outline-level="" style:class="text">
      <style:paragraph-properties fo:margin-top="0cm" fo:margin-bottom="0.212cm" loext:contextual-spacing="false" fo:orphans="2" fo:widows="2"/>
      <style:text-properties fo:font-size="10pt" style:font-size-asian="10pt"/>
    </style:style>
    <style:style style:name="List" style:family="paragraph" style:parent-style-name="Text_20_body" style:class="list">
      <style:text-properties style:font-name="Times New Roman" fo:font-family="'Times New Roman'" style:font-family-generic="roman" style:font-size-asian="12pt" style:font-name-complex="Angsana New1" style:font-family-complex="'Angsana New'"/>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ngsana New1" style:font-family-complex="'Angsana New'" style:font-size-complex="16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ngsana New1" style:font-family-complex="'Angsana New'"/>
    </style:style>
    <style:style style:name="Heading_20_1" style:display-name="Heading 1" style:family="paragraph" style:parent-style-name="Standard" style:default-outline-level="" style:class="text">
      <style:paragraph-properties fo:margin-top="0.423cm" fo:margin-bottom="0.106cm" loext:contextual-spacing="false" fo:text-align="center" style:justify-single-word="false" fo:orphans="2" fo:widows="2" fo:keep-with-next="always"/>
      <style:text-properties style:font-name="Arial1" fo:font-family="Arial" style:font-family-generic="roman" fo:font-size="16pt" fo:font-weight="bold" style:letter-kerning="true" style:font-size-asian="16pt" style:font-weight-asian="bold"/>
    </style:style>
    <style:style style:name="Heading_20_2" style:display-name="Heading 2" style:family="paragraph" style:parent-style-name="Standard" style:default-outline-level="" style:class="text">
      <style:paragraph-properties fo:margin-top="0.423cm" fo:margin-bottom="0.106cm" loext:contextual-spacing="false" fo:orphans="2" fo:widows="2" fo:keep-with-next="always"/>
      <style:text-properties style:font-name="Arial1" fo:font-family="Arial" style:font-family-generic="roman" fo:font-size="14pt" fo:font-style="italic" fo:font-weight="bold" style:font-size-asian="14pt" style:font-style-asian="italic" style:font-weight-asian="bold"/>
    </style:style>
    <style:style style:name="Heading_20_3" style:display-name="Heading 3" style:family="paragraph" style:parent-style-name="Standard" style:default-outline-level="" style:class="text">
      <style:paragraph-properties fo:margin-top="0.423cm" fo:margin-bottom="0.106cm" loext:contextual-spacing="false" fo:orphans="2" fo:widows="2" fo:keep-with-next="always"/>
      <style:text-properties style:font-name="Arial1" fo:font-family="Arial" style:font-family-generic="roman"/>
    </style:style>
    <style:style style:name="Header" style:family="paragraph" style:parent-style-name="Standard" style:default-outline-level="" style:class="extra">
      <style:paragraph-properties fo:orphans="2" fo:widows="2">
        <style:tab-stops>
          <style:tab-stop style:position="7.62cm" style:type="center"/>
          <style:tab-stop style:position="15.24cm" style:type="right"/>
        </style:tab-stops>
      </style:paragraph-properties>
      <style:text-properties fo:font-size="10pt" style:font-size-asian="10pt"/>
    </style:style>
    <style:style style:name="Footer" style:family="paragraph" style:parent-style-name="Standard" style:default-outline-level="" style:class="extra">
      <style:paragraph-properties fo:orphans="2" fo:widows="2">
        <style:tab-stops>
          <style:tab-stop style:position="7.62cm" style:type="center"/>
          <style:tab-stop style:position="15.24cm" style:type="right"/>
        </style:tab-stops>
      </style:paragraph-properties>
      <style:text-properties fo:font-size="10pt" style:font-size-asian="10pt"/>
    </style:style>
    <style:style style:name="Contents_20_1" style:display-name="Contents 1" style:family="paragraph" style:parent-style-name="Standard" style:default-outline-level="" style:class="index">
      <style:paragraph-properties fo:orphans="2" fo:widows="2">
        <style:tab-stops>
          <style:tab-stop style:position="15.24cm" style:type="right" style:leader-style="dotted" style:leader-text="."/>
        </style:tab-stops>
      </style:paragraph-properties>
      <style:text-properties fo:font-size="10pt" style:font-size-asian="10pt"/>
    </style:style>
    <style:style style:name="Contents_20_2" style:display-name="Contents 2" style:family="paragraph" style:parent-style-name="Standard" style:default-outline-level="" style:class="index">
      <style:paragraph-properties fo:margin-left="0.353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3" style:display-name="Contents 3" style:family="paragraph" style:parent-style-name="Standard" style:default-outline-level="" style:class="index">
      <style:paragraph-properties fo:margin-left="0.706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4" style:display-name="Contents 4" style:family="paragraph" style:parent-style-name="Standard" style:default-outline-level="" style:class="index">
      <style:paragraph-properties fo:margin-left="1.058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default-outline-level="" style:class="index">
      <style:paragraph-properties fo:margin-left="1.411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6" style:display-name="Contents 6" style:family="paragraph" style:parent-style-name="Standard" style:default-outline-level="" style:class="index">
      <style:paragraph-properties fo:margin-left="1.764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7" style:display-name="Contents 7" style:family="paragraph" style:parent-style-name="Standard" style:default-outline-level="" style:class="index">
      <style:paragraph-properties fo:margin-left="2.117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8" style:display-name="Contents 8" style:family="paragraph" style:parent-style-name="Standard" style:default-outline-level="" style:class="index">
      <style:paragraph-properties fo:margin-left="2.469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Contents_20_9" style:display-name="Contents 9" style:family="paragraph" style:parent-style-name="Standard" style:default-outline-level="" style:class="index">
      <style:paragraph-properties fo:margin-left="2.822cm" fo:margin-right="0cm" fo:orphans="2" fo:widows="2" fo:text-indent="0cm" style:auto-text-indent="false">
        <style:tab-stops>
          <style:tab-stop style:position="15.24cm" style:type="right" style:leader-style="dotted" style:leader-text="."/>
        </style:tab-stops>
      </style:paragraph-properties>
      <style:text-properties fo:font-size="10pt" style:font-size-asian="10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orphans="2" fo:widows="2">
        <style:tab-stops>
          <style:tab-stop style:position="7.62cm" style:type="center"/>
          <style:tab-stop style:position="15.24cm" style:type="right"/>
        </style:tab-stops>
      </style:paragraph-properties>
    </style:style>
    <style:style style:name="MT1" style:family="text">
      <style:text-properties style:font-name="Arial1" fo:font-size="10pt" style:font-size-asian="10pt"/>
    </style:style>
    <style:style style:name="MT2" style:family="text">
      <style:text-properties style:font-name="Arial1" fo:font-size="10pt" fo:language="en" fo:country="GB" style:font-size-asian="10pt"/>
    </style:style>
    <style:style style:name="MT3" style:family="text">
      <style:text-properties style:font-name="Times New Roman" fo:font-size="10pt" fo:language="en" fo:country="GB" style:font-size-asian="10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number:date-style style:name="N30" number:automatic-order="true" number:format-source="language">
      <number:day/>
      <number:text>/</number:text>
      <number:month/>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pan text:style-name="MT1">MSIDOS DOC version 1.5, </text:span><text:span text:style-name="MT2"><text:date style:data-style-name="N30" text:date-value="2017-09-30T14:03:21.330999936">30/09/17</text:date></text:span><text:span text:style-name="MT1">, </text:span><text:span text:style-name="MT2"><text:time style:data-style-name="N41" text:time-value="2017-09-30T14:03:21.330999936">14:03:01</text:time></text:span><text:span text:style-name="MT1">, page </text:span><text:span text:style-name="page_20_number"><text:span text:style-name="MT3"><text:page-number text:select-page="current">1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rox Simple Interface for Windows95 (v 1</dc:title>
    <meta:initial-creator>Alain Bouchard</meta:initial-creator>
    <meta:creation-date>1997-07-11T13:56:00</meta:creation-date>
    <dc:date>2017-09-30T14:03:20.728000000</dc:date>
    <meta:print-date>1997-03-13T15:49:00</meta:print-date>
    <meta:editing-cycles>3</meta:editing-cycles>
    <meta:editing-duration>PT3M36S</meta:editing-duration>
    <meta:document-statistic meta:table-count="3" meta:image-count="1" meta:object-count="1" meta:page-count="28" meta:paragraph-count="376" meta:word-count="5464" meta:character-count="32930" meta:non-whitespace-character-count="27378"/>
    <meta:generator>LibreOffice/5.3.6.1$Windows_X86_64 LibreOffice_project/686f202eff87ef707079aeb7f485847613344eb7</meta:generator>
    <meta:user-defined meta:name="Company"> </meta:user-defined>
    <meta:user-defined meta:name="Operator">Elio Del Giudice</meta:user-defined>
  </office:meta>
</office:document-meta>
</file>